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Neue DeskInterface" svg:font-family="'.Helvetica Neue DeskInterface'" style:font-family-generic="swiss"/>
    <style:font-face style:name="Ubuntu" svg:font-family="Ubuntu" style:font-family-generic="swiss"/>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5.5403in" style:rel-width="80%" table:align="center" style:may-break-between-rows="false" style:writing-mode="lr-tb"/>
    </style:style>
    <style:style style:name="Table4.A" style:family="table-column">
      <style:table-column-properties style:column-width="0.6924in" style:rel-column-width="6552*"/>
    </style:style>
    <style:style style:name="Table4.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4.H1" style:family="table-cell">
      <style:table-cell-properties style:vertical-align="middle" fo:background-color="#cccccc" fo:padding="0.0368in" fo:border="0.05pt solid #808080">
        <style:background-image/>
      </style:table-cell-properties>
    </style:style>
    <style:style style:name="Table4.A2" style:family="table-cell">
      <style:table-cell-properties style:vertical-align="middle" fo:padding="0.0368in" fo:border-left="0.05pt solid #808080" fo:border-right="none" fo:border-top="none" fo:border-bottom="0.05pt solid #808080"/>
    </style:style>
    <style:style style:name="Table4.G2" style:family="table-cell">
      <style:table-cell-properties style:vertical-align="middle" fo:padding="0.0368in" fo:border-left="0.05pt solid #808080" fo:border-right="0.05pt solid #808080" fo:border-top="none" fo:border-bottom="0.05pt solid #808080"/>
    </style:style>
    <style:style style:name="Table5" style:family="table">
      <style:table-properties style:width="5.5403in" style:rel-width="80%" table:align="center" style:may-break-between-rows="false" style:writing-mode="lr-tb"/>
    </style:style>
    <style:style style:name="Table5.A" style:family="table-column">
      <style:table-column-properties style:column-width="0.6924in" style:rel-column-width="6552*"/>
    </style:style>
    <style:style style:name="Table5.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5.H1" style:family="table-cell">
      <style:table-cell-properties style:vertical-align="middle" fo:background-color="#cccccc" fo:padding="0.0368in" fo:border="0.05pt solid #808080">
        <style:background-image/>
      </style:table-cell-properties>
    </style:style>
    <style:style style:name="Table5.A2" style:family="table-cell">
      <style:table-cell-properties style:vertical-align="middle" fo:padding="0.0368in" fo:border-left="0.05pt solid #808080" fo:border-right="none" fo:border-top="none" fo:border-bottom="0.05pt solid #808080"/>
    </style:style>
    <style:style style:name="Table5.G2" style:family="table-cell">
      <style:table-cell-properties style:vertical-align="middle" fo:padding="0.0368in" fo:border-left="0.05pt solid #808080" fo:border-right="0.05pt solid #808080" fo:border-top="none" fo:border-bottom="0.05pt solid #808080"/>
    </style:style>
    <style:style style:name="Table5.A3" style:family="table-cell">
      <style:table-cell-properties style:vertical-align="middle" fo:padding="0.0368in" fo:border-left="0.05pt solid #808080" fo:border-right="none" fo:border-top="none" fo:border-bottom="0.05pt solid #808080"/>
    </style:style>
    <style:style style:name="Table5.B3" style:family="table-cell">
      <style:table-cell-properties style:vertical-align="middle" fo:padding="0.0368in" fo:border-left="0.05pt solid #808080" fo:border-right="none" fo:border-top="none" fo:border-bottom="0.05pt solid #808080"/>
    </style:style>
    <style:style style:name="Table5.C3" style:family="table-cell">
      <style:table-cell-properties style:vertical-align="middle" fo:padding="0.0368in" fo:border-left="0.05pt solid #808080" fo:border-right="none" fo:border-top="none" fo:border-bottom="0.05pt solid #808080"/>
    </style:style>
    <style:style style:name="Table5.D3" style:family="table-cell">
      <style:table-cell-properties style:vertical-align="middle" fo:padding="0.0368in" fo:border-left="0.05pt solid #808080" fo:border-right="none" fo:border-top="none" fo:border-bottom="0.05pt solid #808080"/>
    </style:style>
    <style:style style:name="Table5.E3" style:family="table-cell">
      <style:table-cell-properties style:vertical-align="middle" fo:padding="0.0368in" fo:border-left="0.05pt solid #808080" fo:border-right="none" fo:border-top="none" fo:border-bottom="0.05pt solid #808080"/>
    </style:style>
    <style:style style:name="Table5.F3" style:family="table-cell">
      <style:table-cell-properties style:vertical-align="middle" fo:padding="0.0368in" fo:border-left="0.05pt solid #808080" fo:border-right="0.05pt solid #808080" fo:border-top="none" fo:border-bottom="0.05pt solid #808080"/>
    </style:style>
    <style:style style:name="P1" style:family="paragraph" style:parent-style-name="Standard">
      <style:text-properties officeooo:rsid="00257083" officeooo:paragraph-rsid="00257083"/>
    </style:style>
    <style:style style:name="P2" style:family="paragraph" style:parent-style-name="Standard">
      <style:text-properties officeooo:paragraph-rsid="00257083"/>
    </style:style>
    <style:style style:name="P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style>
    <style:style style:name="P7"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8"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d227f" style:font-size-asian="14pt" style:font-weight-asian="bold" style:font-size-complex="14pt" style:font-weight-complex="bold"/>
    </style:style>
    <style:style style:name="P9" style:family="paragraph" style:parent-style-name="Standard">
      <style:paragraph-properties fo:margin-top="0in" fo:margin-bottom="0in" style:contextual-spacing="false"/>
    </style:style>
    <style:style style:name="P10" style:family="paragraph" style:parent-style-name="Table_20_Contents">
      <style:paragraph-properties fo:margin-top="0in" fo:margin-bottom="0in" style:contextual-spacing="false" fo:text-align="center" style:justify-single-word="false"/>
    </style:style>
    <style:style style:name="P11" style:family="paragraph" style:parent-style-name="Footer">
      <style:paragraph-properties>
        <style:tab-stops>
          <style:tab-stop style:position="3in" style:type="center"/>
          <style:tab-stop style:position="6.5in" style:type="right"/>
        </style:tab-stops>
      </style:paragraph-properties>
    </style:style>
    <style:style style:name="P12" style:family="paragraph" style:parent-style-name="Footer">
      <style:paragraph-properties>
        <style:tab-stops>
          <style:tab-stop style:position="2.8437in"/>
        </style:tab-stops>
      </style:paragraph-properties>
    </style:style>
    <style:style style:name="P13" style:family="paragraph" style:parent-style-name="Standard">
      <style:text-properties officeooo:rsid="00257083" officeooo:paragraph-rsid="00257083"/>
    </style:style>
    <style:style style:name="P14" style:family="paragraph" style:parent-style-name="Standard">
      <style:text-properties officeooo:paragraph-rsid="00257083"/>
    </style:style>
    <style:style style:name="P15" style:family="paragraph" style:parent-style-name="Standard">
      <style:text-properties officeooo:paragraph-rsid="00227e7c"/>
    </style:style>
    <style:style style:name="P16" style:family="paragraph" style:parent-style-name="Standard">
      <style:text-properties officeooo:paragraph-rsid="002864f2"/>
    </style:style>
    <style:style style:name="P17" style:family="paragraph" style:parent-style-name="Text_20_body">
      <style:paragraph-properties fo:margin-top="0.0827in" fo:margin-bottom="0.0827in" style:contextual-spacing="false" fo:text-align="center" style:justify-single-word="false" fo:keep-with-next="always"/>
      <style:text-properties fo:font-size="12pt" fo:font-style="italic"/>
    </style:style>
    <style:style style:name="P1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9" style:family="paragraph" style:parent-style-name="Contents_20_2">
      <style:paragraph-properties>
        <style:tab-stops>
          <style:tab-stop style:position="6.9252in" style:type="right" style:leader-style="dotted" style:leader-text="."/>
        </style:tab-stops>
      </style:paragraph-properties>
    </style:style>
    <style:style style:name="P20" style:family="paragraph" style:parent-style-name="Contents_20_3">
      <style:paragraph-properties>
        <style:tab-stops>
          <style:tab-stop style:position="6.9252in" style:type="right" style:leader-style="dotted" style:leader-text="."/>
        </style:tab-stops>
      </style:paragraph-properties>
    </style:style>
    <style:style style:name="P21" style:family="paragraph" style:parent-style-name="Contents_20_4">
      <style:paragraph-properties>
        <style:tab-stops>
          <style:tab-stop style:position="6.9252in" style:type="right" style:leader-style="dotted" style:leader-text="."/>
        </style:tab-stops>
      </style:paragraph-properties>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Standard">
      <style:text-properties officeooo:rsid="00257083" officeooo:paragraph-rsid="00257083"/>
    </style:style>
    <style:style style:name="P24" style:family="paragraph" style:parent-style-name="Standard" style:list-style-name="L18">
      <style:text-properties officeooo:paragraph-rsid="0031f2b1"/>
    </style:style>
    <style:style style:name="P25" style:family="paragraph" style:parent-style-name="Standard" style:list-style-name="L18">
      <style:text-properties style:font-name="Times New Roman1"/>
    </style:style>
    <style:style style:name="P26" style:family="paragraph" style:parent-style-name="Standard" style:list-style-name="L19"/>
    <style:style style:name="P27" style:family="paragraph" style:parent-style-name="Standard">
      <style:text-properties officeooo:paragraph-rsid="00257083"/>
    </style:style>
    <style:style style:name="P28" style:family="paragraph" style:parent-style-name="Heading_20_1" style:master-page-name="First_20_Page">
      <style:paragraph-properties style:page-number="auto"/>
    </style:style>
    <style:style style:name="P29" style:family="paragraph" style:parent-style-name="Heading_20_1">
      <style:paragraph-properties fo:break-before="page"/>
    </style:style>
    <style:style style:name="P30" style:family="paragraph" style:parent-style-name="Heading_20_4">
      <style:text-properties officeooo:rsid="002864f2" officeooo:paragraph-rsid="002864f2"/>
    </style:style>
    <style:style style:name="P31" style:family="paragraph" style:parent-style-name="Heading_20_4">
      <style:text-properties officeooo:rsid="002764ad" officeooo:paragraph-rsid="002764ad"/>
    </style:style>
    <style:style style:name="P32" style:family="paragraph" style:parent-style-name="Heading_20_4">
      <style:text-properties officeooo:paragraph-rsid="00227e7c"/>
    </style:style>
    <style:style style:name="P3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e7891"/>
    </style:style>
    <style:style style:name="T2" style:family="text">
      <style:text-properties officeooo:rsid="001fea14"/>
    </style:style>
    <style:style style:name="T3" style:family="text">
      <style:text-properties officeooo:rsid="002f93b8"/>
    </style:style>
    <style:style style:name="T4" style:family="text">
      <style:text-properties officeooo:rsid="00215b57"/>
    </style:style>
    <style:style style:name="T5" style:family="text">
      <style:text-properties officeooo:rsid="00224ed1"/>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officeooo:rsid="002474f0"/>
    </style:style>
    <style:style style:name="T8" style:family="text">
      <style:text-properties officeooo:rsid="003528e2"/>
    </style:style>
    <style:style style:name="T9" style:family="text">
      <style:text-properties officeooo:rsid="00257083"/>
    </style:style>
    <style:style style:name="T10" style:family="text">
      <style:text-properties fo:font-size="8pt" style:font-size-asian="8pt"/>
    </style:style>
    <style:style style:name="T11" style:family="text">
      <style:text-properties fo:font-size="8pt" style:font-size-asian="8pt" style:font-size-complex="8pt"/>
    </style:style>
    <style:style style:name="T12" style:family="text">
      <style:text-properties fo:font-size="8pt" officeooo:rsid="001d227f" style:font-size-asian="8pt" style:font-size-complex="8pt"/>
    </style:style>
    <style:style style:name="T13" style:family="text">
      <style:text-properties fo:font-size="8pt" officeooo:rsid="001d227f" style:font-size-asian="8pt"/>
    </style:style>
    <style:style style:name="T14"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1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n" fo:country="US" officeooo:rsid="002864f2"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8" style:family="text">
      <style:text-properties fo:font-size="9pt" style:font-size-asian="9pt"/>
    </style:style>
    <style:style style:name="T19" style:family="text">
      <style:text-properties officeooo:rsid="001e7891"/>
    </style:style>
    <style:style style:name="T20" style:family="text">
      <style:text-properties officeooo:rsid="001fea14"/>
    </style:style>
    <style:style style:name="T21" style:family="text">
      <style:text-properties officeooo:rsid="00215b57"/>
    </style:style>
    <style:style style:name="T22" style:family="text">
      <style:text-properties officeooo:rsid="002474f0"/>
    </style:style>
    <style:style style:name="T23" style:family="text">
      <style:text-properties officeooo:rsid="00257083"/>
    </style:style>
    <style:style style:name="T24" style:family="text">
      <style:text-properties style:text-underline-style="solid" style:text-underline-width="auto" style:text-underline-color="font-color"/>
    </style:style>
    <style:style style:name="T25" style:family="text">
      <style:text-properties fo:color="#000000" fo:font-size="12pt" style:font-name-asian="TimesNewRomanPSMT" style:font-size-asian="12pt" style:font-name-complex="TimesNewRomanPSMT" style:font-size-complex="12pt"/>
    </style:style>
    <style:style style:name="T26" style:family="text">
      <style:text-properties style:text-underline-style="none"/>
    </style:style>
    <style:style style:name="T27" style:family="text">
      <style:text-properties style:text-underline-style="none" officeooo:rsid="002f93b8"/>
    </style:style>
    <style:style style:name="T28" style:family="text">
      <style:text-properties officeooo:rsid="00224ed1"/>
    </style:style>
    <style:style style:name="T29" style:family="text">
      <style:text-properties officeooo:rsid="00227e7c"/>
    </style:style>
    <style:style style:name="T30" style:family="text">
      <style:text-properties officeooo:rsid="002764ad"/>
    </style:style>
    <style:style style:name="T31" style:family="text">
      <style:text-properties officeooo:rsid="002864f2"/>
    </style:style>
    <style:style style:name="T32" style:family="text">
      <style:text-properties officeooo:rsid="0029567a"/>
    </style:style>
    <style:style style:name="T33" style:family="text">
      <style:text-properties officeooo:rsid="002e5bce"/>
    </style:style>
    <style:style style:name="T34" style:family="text">
      <style:text-properties officeooo:rsid="002f93b8"/>
    </style:style>
    <style:style style:name="T35" style:family="text">
      <style:text-properties officeooo:rsid="0033b918"/>
    </style:style>
    <style:style style:name="T36" style:family="text">
      <style:text-properties officeooo:rsid="003528e2"/>
    </style:style>
    <style:style style:name="T37" style:family="text">
      <style:text-properties officeooo:rsid="0035d152"/>
    </style:style>
    <style:style style:name="T38" style:family="text">
      <style:text-properties officeooo:rsid="00391f4f"/>
    </style:style>
    <style:style style:name="T39"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1" style:family="text">
      <style:text-properties style:font-name="Ubuntu" fo:font-size="10pt" fo:language="en" fo:country="US" style:language-asian="zxx" style:country-asian="none" style:language-complex="zxx" style:country-complex="none"/>
    </style:style>
    <style:style style:name="T42" style:family="text">
      <style:text-properties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3" style:family="text">
      <style:text-properties style:use-window-font-color="true" style:text-outline="false" style:text-line-through-style="none" style:text-line-through-type="none" style:text-position="0% 100%" style:font-name=".Helvetica Neue DeskInterfac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tracked-changes>
        <text:changed-region xml:id="ct93406400" text:id="ct93406400">
          <text:deletion>
            <office:change-info>
              <dc:creator>Stuart Baker</dc:creator>
              <dc:date>2015-10-17T16:21:00</dc:date>
            </office:change-info>
            <text:p text:style-name="Standard">u</text:p>
          </text:deletion>
        </text:changed-region>
        <text:changed-region xml:id="ct95318176" text:id="ct95318176">
          <text:insertion>
            <office:change-info>
              <dc:creator>Stuart Baker</dc:creator>
              <dc:date>2016-01-24T12:33:00</dc:date>
            </office:change-info>
          </text:insertion>
        </text:changed-region>
        <text:changed-region xml:id="ct93125856" text:id="ct93125856">
          <text:insertion>
            <office:change-info>
              <dc:creator>Stuart Baker</dc:creator>
              <dc:date>2015-10-17T16:21:00</dc:date>
            </office:change-info>
          </text:insertion>
        </text:changed-region>
        <text:changed-region xml:id="ct93126048" text:id="ct93126048">
          <text:deletion>
            <office:change-info>
              <dc:creator>Stuart Baker</dc:creator>
              <dc:date>2015-10-17T16:21:00</dc:date>
            </office:change-info>
            <text:p text:style-name="Standard"><text:span text:style-name="T1">D</text:span></text:p>
          </text:deletion>
        </text:changed-region>
        <text:changed-region xml:id="ct93403504" text:id="ct93403504">
          <text:insertion>
            <office:change-info>
              <dc:creator>Stuart Baker</dc:creator>
              <dc:date>2015-10-17T16:22:00</dc:date>
            </office:change-info>
          </text:insertion>
        </text:changed-region>
        <text:changed-region xml:id="ct93118384" text:id="ct93118384">
          <text:deletion>
            <office:change-info>
              <dc:creator>Stuart Baker</dc:creator>
              <dc:date>2015-10-17T16:22:00</dc:date>
            </office:change-info>
            <text:p text:style-name="Standard"><text:span text:style-name="T1">e</text:span></text:p>
          </text:deletion>
        </text:changed-region>
        <text:changed-region xml:id="ct93126880" text:id="ct93126880">
          <text:insertion>
            <office:change-info>
              <dc:creator>Stuart Baker</dc:creator>
              <dc:date>2015-10-17T16:22:00</dc:date>
            </office:change-info>
          </text:insertion>
        </text:changed-region>
        <text:changed-region xml:id="ct93127072" text:id="ct93127072">
          <text:deletion>
            <office:change-info>
              <dc:creator>Stuart Baker</dc:creator>
              <dc:date>2015-10-17T16:22:00</dc:date>
            </office:change-info>
            <text:p text:style-name="Standard"><text:span text:style-name="T1">i</text:span></text:p>
          </text:deletion>
        </text:changed-region>
        <text:changed-region xml:id="ct93127296" text:id="ct93127296">
          <text:deletion>
            <office:change-info>
              <dc:creator>Stuart Baker</dc:creator>
              <dc:date>2015-10-17T16:23:00</dc:date>
            </office:change-info>
            <text:p text:style-name="Standard">ly</text:p>
          </text:deletion>
        </text:changed-region>
        <text:changed-region xml:id="ct93122080" text:id="ct93122080">
          <text:insertion>
            <office:change-info>
              <dc:creator>Stuart Baker</dc:creator>
              <dc:date>2015-10-17T16:24:00</dc:date>
            </office:change-info>
          </text:insertion>
        </text:changed-region>
        <text:changed-region xml:id="ct93127552" text:id="ct93127552">
          <text:deletion>
            <office:change-info>
              <dc:creator>Stuart Baker</dc:creator>
              <dc:date>2015-10-17T16:24:00</dc:date>
            </office:change-info>
            <text:p text:style-name="Standard"><text:span text:style-name="T2">you</text:span></text:p>
          </text:deletion>
        </text:changed-region>
        <text:changed-region xml:id="ct93128240" text:id="ct93128240">
          <text:insertion>
            <office:change-info>
              <dc:creator>Stuart Baker</dc:creator>
              <dc:date>2015-10-17T16:24:00</dc:date>
            </office:change-info>
          </text:insertion>
        </text:changed-region>
        <text:changed-region xml:id="ct92958432" text:id="ct92958432">
          <text:insertion>
            <office:change-info>
              <dc:creator>Stuart Baker</dc:creator>
              <dc:date>2015-10-17T16:24:00</dc:date>
            </office:change-info>
          </text:insertion>
        </text:changed-region>
        <text:changed-region xml:id="ct92958768" text:id="ct92958768">
          <text:deletion>
            <office:change-info>
              <dc:creator>Stuart Baker</dc:creator>
              <dc:date>2015-10-17T16:24:00</dc:date>
            </office:change-info>
            <text:p text:style-name="Standard"><text:span text:style-name="T2">you</text:span></text:p>
          </text:deletion>
        </text:changed-region>
        <text:changed-region xml:id="ct92960048" text:id="ct92960048">
          <text:insertion>
            <office:change-info>
              <dc:creator>Stuart Baker</dc:creator>
              <dc:date>2015-10-17T16:24:00</dc:date>
            </office:change-info>
          </text:insertion>
        </text:changed-region>
        <text:changed-region xml:id="ct97295088" text:id="ct97295088">
          <text:insertion>
            <office:change-info>
              <dc:creator>Stuart Baker</dc:creator>
              <dc:date>2016-01-24T12:36:00</dc:date>
            </office:change-info>
          </text:insertion>
        </text:changed-region>
        <text:changed-region xml:id="ct98590720" text:id="ct98590720">
          <text:insertion>
            <office:change-info>
              <dc:creator>Stuart Baker</dc:creator>
              <dc:date>2016-01-24T12:37:00</dc:date>
            </office:change-info>
          </text:insertion>
        </text:changed-region>
        <text:changed-region xml:id="ct58710128" text:id="ct58710128">
          <text:deletion>
            <office:change-info>
              <dc:creator>Stuart Baker</dc:creator>
              <dc:date>2016-01-24T12:35:00</dc:date>
            </office:change-info>
            <text:p text:style-name="Standard"><text:span text:style-name="T3">would</text:span></text:p>
          </text:deletion>
        </text:changed-region>
        <text:changed-region xml:id="ct92959408" text:id="ct92959408">
          <text:deletion>
            <office:change-info>
              <dc:creator>Stuart Baker</dc:creator>
              <dc:date>2015-10-17T16:25:00</dc:date>
            </office:change-info>
            <text:p text:style-name="Standard"><text:s/>you prefer</text:p>
          </text:deletion>
        </text:changed-region>
        <text:changed-region xml:id="ct92959632" text:id="ct92959632">
          <text:deletion>
            <office:change-info>
              <dc:creator>Stuart Baker</dc:creator>
              <dc:date>2015-10-17T16:25:00</dc:date>
            </office:change-info>
            <text:p text:style-name="Standard"><text:s/>you use</text:p>
          </text:deletion>
        </text:changed-region>
        <text:changed-region xml:id="ct92961936" text:id="ct92961936">
          <text:insertion>
            <office:change-info>
              <dc:creator>Stuart Baker</dc:creator>
              <dc:date>2015-10-17T16:25:00</dc:date>
            </office:change-info>
          </text:insertion>
        </text:changed-region>
        <text:changed-region xml:id="ct98387328" text:id="ct98387328">
          <text:insertion>
            <office:change-info>
              <dc:creator>Stuart Baker</dc:creator>
              <dc:date>2016-01-24T12:37:00</dc:date>
            </office:change-info>
          </text:insertion>
        </text:changed-region>
        <text:changed-region xml:id="ct89619232" text:id="ct89619232">
          <text:deletion>
            <office:change-info>
              <dc:creator>Stuart Baker</dc:creator>
              <dc:date>2016-01-24T12:37:00</dc:date>
            </office:change-info>
            <text:p text:style-name="Standard"><text:span text:style-name="T3">could </text:span></text:p>
          </text:deletion>
        </text:changed-region>
        <text:changed-region xml:id="ct107764544" text:id="ct107764544">
          <text:deletion>
            <office:change-info>
              <dc:creator>Stuart Baker</dc:creator>
              <dc:date>2016-01-24T12:37:00</dc:date>
            </office:change-info>
            <text:p text:style-name="Standard">that </text:p>
          </text:deletion>
        </text:changed-region>
        <text:changed-region xml:id="ct94929040" text:id="ct94929040">
          <text:insertion>
            <office:change-info>
              <dc:creator>Stuart Baker</dc:creator>
              <dc:date>2016-01-24T12:36:00</dc:date>
            </office:change-info>
          </text:insertion>
        </text:changed-region>
        <text:changed-region xml:id="ct60983872" text:id="ct60983872">
          <text:deletion>
            <office:change-info>
              <dc:creator>Stuart Baker</dc:creator>
              <dc:date>2016-01-24T12:36:00</dc:date>
            </office:change-info>
            <text:p text:style-name="Standard"><text:span text:style-name="T3">you</text:span></text:p>
          </text:deletion>
        </text:changed-region>
        <text:changed-region xml:id="ct113443328" text:id="ct113443328">
          <text:insertion>
            <office:change-info>
              <dc:creator>Stuart Baker</dc:creator>
              <dc:date>2016-01-24T12:36:00</dc:date>
            </office:change-info>
          </text:insertion>
        </text:changed-region>
        <text:changed-region xml:id="ct113257664" text:id="ct113257664">
          <text:deletion>
            <office:change-info>
              <dc:creator>Stuart Baker</dc:creator>
              <dc:date>2016-01-24T12:36:00</dc:date>
            </office:change-info>
            <text:p text:style-name="Standard">For example, the B<office:annotation><dc:creator>David P Harris</dc:creator><dc:date>2015-10-17T17:44:17</dc:date><text:list text:style-name=""><text:list-item><text:p text:style-name="P33"><text:span text:style-name="T39">This isn't really true, the Blue/Gold just chooses the first of whatever events are in the node. <text:s/>Most nodes will initialize to a set of events from its range [nodeID.xxxx]. <text:s/></text:span><text:span text:style-name="T39"><text:line-break/></text:span><text:span text:style-name="T39"><text:line-break/></text:span><text:span text:style-name="T39">This whole thing is a bit wordy, rangy, and scattered ( I think I wrote it :-( )</text:span></text:p></text:list-item><text:list-item><text:p text:style-name="P33"><text:span text:style-name="T39"/></text:p></text:list-item><text:list-item><text:p text:style-name="P33"><text:span text:style-name="T39"/></text:p></text:list-item></text:list></office:annotation>lue/Gold algorithm for assigning Event Identifiers automatically puts the Node ID of the first node to use</text:p>
          </text:deletion>
        </text:changed-region>
        <text:changed-region xml:id="ct96866128" text:id="ct96866128">
          <text:deletion>
            <office:change-info>
              <dc:creator>Stuart Baker</dc:creator>
              <dc:date>2015-10-17T16:27:00</dc:date>
            </office:change-info>
            <text:p text:style-name="Standard"><text:s/>that event</text:p>
          </text:deletion>
        </text:changed-region>
        <text:changed-region xml:id="ct107704512" text:id="ct107704512">
          <text:deletion>
            <office:change-info>
              <dc:creator>Stuart Baker</dc:creator>
              <dc:date>2016-01-24T12:36:00</dc:date>
            </office:change-info>
            <text:p text:style-name="Standard"><text:s/>in the Event Identifier, guaranteeing it to be unique.</text:p>
          </text:deletion>
        </text:changed-region>
        <text:changed-region xml:id="ct89091088" text:id="ct89091088">
          <text:deletion>
            <office:change-info>
              <dc:creator>Stuart Baker</dc:creator>
              <dc:date>2016-01-24T12:38:00</dc:date>
            </office:change-info>
            <text:p text:style-name="Standard">Not all Event Identifiers need to be assigned through the Blue/Gold algorithm. <text:s/>For example, a</text:p>
          </text:deletion>
        </text:changed-region>
        <text:changed-region xml:id="ct95912880" text:id="ct95912880">
          <text:insertion>
            <office:change-info>
              <dc:creator>Stuart Baker</dc:creator>
              <dc:date>2016-01-24T12:38:00</dc:date>
            </office:change-info>
          </text:insertion>
        </text:changed-region>
        <text:changed-region xml:id="ct112969040" text:id="ct112969040">
          <text:deletion>
            <office:change-info>
              <dc:creator>Stuart Baker</dc:creator>
              <dc:date>2016-01-24T12:38:00</dc:date>
            </office:change-info>
            <text:p text:style-name="Standard">some other</text:p>
          </text:deletion>
        </text:changed-region>
        <text:changed-region xml:id="ct90372896" text:id="ct90372896">
          <text:insertion>
            <office:change-info>
              <dc:creator>Stuart Baker</dc:creator>
              <dc:date>2016-01-24T12:38:00</dc:date>
            </office:change-info>
          </text:insertion>
        </text:changed-region>
        <text:changed-region xml:id="ct75008112" text:id="ct75008112">
          <text:deletion>
            <office:change-info>
              <dc:creator>Stuart Baker</dc:creator>
              <dc:date>2016-01-24T12:47:00</dc:date>
            </office:change-info>
            <text:p text:style-name="Standard">w</text:p>
          </text:deletion>
        </text:changed-region>
        <text:changed-region xml:id="ct49673056" text:id="ct49673056">
          <text:insertion>
            <office:change-info>
              <dc:creator>Stuart Baker</dc:creator>
              <dc:date>2016-01-24T12:47:00</dc:date>
            </office:change-info>
          </text:insertion>
        </text:changed-region>
        <text:changed-region xml:id="ct94836240" text:id="ct94836240">
          <text:deletion>
            <office:change-info>
              <dc:creator>Stuart Baker</dc:creator>
              <dc:date>2016-01-24T12:47:00</dc:date>
            </office:change-info>
            <text:p text:style-name="Standard">k</text:p>
          </text:deletion>
        </text:changed-region>
        <text:changed-region xml:id="ct69582096" text:id="ct69582096">
          <text:insertion>
            <office:change-info>
              <dc:creator>Stuart Baker</dc:creator>
              <dc:date>2016-01-24T12:47:00</dc:date>
            </office:change-info>
          </text:insertion>
        </text:changed-region>
        <text:changed-region xml:id="ct47332352" text:id="ct47332352">
          <text:insertion>
            <office:change-info>
              <dc:creator>Stuart Baker</dc:creator>
              <dc:date>2016-01-24T12:39:00</dc:date>
            </office:change-info>
          </text:insertion>
        </text:changed-region>
        <text:changed-region xml:id="ct92963232" text:id="ct92963232">
          <text:insertion>
            <office:change-info>
              <dc:creator>Stuart Baker</dc:creator>
              <dc:date>2015-10-17T16:29:00</dc:date>
            </office:change-info>
          </text:insertion>
        </text:changed-region>
        <text:changed-region xml:id="ct93708864" text:id="ct93708864">
          <text:deletion>
            <office:change-info>
              <dc:creator>Stuart Baker</dc:creator>
              <dc:date>2015-10-17T16:29:00</dc:date>
            </office:change-info>
            <text:p text:style-name="Standard"><text:span text:style-name="T4">and we</text:span></text:p>
          </text:deletion>
        </text:changed-region>
        <text:changed-region xml:id="ct92964272" text:id="ct92964272">
          <text:insertion>
            <office:change-info>
              <dc:creator>Stuart Baker</dc:creator>
              <dc:date>2015-10-17T16:30:00</dc:date>
            </office:change-info>
          </text:insertion>
        </text:changed-region>
        <text:changed-region xml:id="ct94090400" text:id="ct94090400">
          <text:insertion>
            <office:change-info>
              <dc:creator>Stuart Baker</dc:creator>
              <dc:date>2015-10-17T16:30:00</dc:date>
            </office:change-info>
          </text:insertion>
        </text:changed-region>
        <text:changed-region xml:id="ct93452624" text:id="ct93452624">
          <text:deletion>
            <office:change-info>
              <dc:creator>Stuart Baker</dc:creator>
              <dc:date>2015-10-17T16:30:00</dc:date>
            </office:change-info>
            <text:p text:style-name="Standard">that </text:p>
          </text:deletion>
        </text:changed-region>
        <text:changed-region xml:id="ct95583072" text:id="ct95583072">
          <text:insertion>
            <office:change-info>
              <dc:creator>Stuart Baker</dc:creator>
              <dc:date>2016-01-24T12:40:00</dc:date>
            </office:change-info>
          </text:insertion>
        </text:changed-region>
        <text:changed-region xml:id="ct93780752" text:id="ct93780752">
          <text:insertion>
            <office:change-info>
              <dc:creator>Stuart Baker</dc:creator>
              <dc:date>2015-10-17T16:33:00</dc:date>
            </office:change-info>
          </text:insertion>
        </text:changed-region>
        <text:changed-region xml:id="ct93704752" text:id="ct93704752">
          <text:deletion>
            <office:change-info>
              <dc:creator>Stuart Baker</dc:creator>
              <dc:date>2015-10-17T16:36:00</dc:date>
            </office:change-info>
            <text:p text:style-name="Standard"><text:span text:style-name="T4">you have some Node ID address space assigned to you, you can use that.</text:span></text:p>
          </text:deletion>
        </text:changed-region>
        <text:changed-region xml:id="ct113064048" text:id="ct113064048">
          <text:insertion>
            <office:change-info>
              <dc:creator>Stuart Baker</dc:creator>
              <dc:date>2016-01-24T12:42:00</dc:date>
            </office:change-info>
          </text:insertion>
        </text:changed-region>
        <text:changed-region xml:id="ct95748784" text:id="ct95748784">
          <text:deletion>
            <office:change-info>
              <dc:creator>Stuart Baker</dc:creator>
              <dc:date>2016-01-24T12:42:00</dc:date>
            </office:change-info>
            <text:p text:style-name="Standard">-like-part</text:p>
          </text:deletion>
        </text:changed-region>
        <text:changed-region xml:id="ct107909024" text:id="ct107909024">
          <text:insertion>
            <office:change-info>
              <dc:creator>Stuart Baker</dc:creator>
              <dc:date>2016-01-24T12:42:00</dc:date>
            </office:change-info>
          </text:insertion>
        </text:changed-region>
        <text:changed-region xml:id="ct93780080" text:id="ct93780080">
          <text:deletion>
            <office:change-info>
              <dc:creator>Stuart Baker</dc:creator>
              <dc:date>2015-10-17T16:36:00</dc:date>
            </office:change-info>
            <text:p text:style-name="Standard">For example, i</text:p>
          </text:deletion>
        </text:changed-region>
        <text:changed-region xml:id="ct93708560" text:id="ct93708560">
          <text:insertion>
            <office:change-info>
              <dc:creator>Stuart Baker</dc:creator>
              <dc:date>2015-10-17T16:36:00</dc:date>
            </office:change-info>
          </text:insertion>
        </text:changed-region>
        <text:changed-region xml:id="ct93796672" text:id="ct93796672">
          <text:deletion>
            <office:change-info>
              <dc:creator>Stuart Baker</dc:creator>
              <dc:date>2015-10-18T00:10:00</dc:date>
            </office:change-info>
            <text:p text:style-name="Standard">0x</text:p>
          </text:deletion>
        </text:changed-region>
        <text:changed-region xml:id="ct93875072" text:id="ct93875072">
          <text:insertion>
            <office:change-info>
              <dc:creator>Stuart Baker</dc:creator>
              <dc:date>2015-10-18T00:10:00</dc:date>
            </office:change-info>
          </text:insertion>
        </text:changed-region>
        <text:changed-region xml:id="ct93702768" text:id="ct93702768">
          <text:insertion>
            <office:change-info>
              <dc:creator>Stuart Baker</dc:creator>
              <dc:date>2015-10-18T00:10:00</dc:date>
            </office:change-info>
          </text:insertion>
        </text:changed-region>
        <text:changed-region xml:id="ct92960240" text:id="ct92960240">
          <text:insertion>
            <office:change-info>
              <dc:creator>Stuart Baker</dc:creator>
              <dc:date>2015-10-18T00:11:00</dc:date>
            </office:change-info>
          </text:insertion>
        </text:changed-region>
        <text:changed-region xml:id="ct93798592" text:id="ct93798592">
          <text:insertion>
            <office:change-info>
              <dc:creator>Stuart Baker</dc:creator>
              <dc:date>2015-10-18T00:11:00</dc:date>
            </office:change-info>
          </text:insertion>
        </text:changed-region>
        <text:changed-region xml:id="ct93707200" text:id="ct93707200">
          <text:insertion>
            <office:change-info>
              <dc:creator>Stuart Baker</dc:creator>
              <dc:date>2015-10-18T00:11:00</dc:date>
            </office:change-info>
          </text:insertion>
        </text:changed-region>
        <text:changed-region xml:id="ct93467760" text:id="ct93467760">
          <text:insertion>
            <office:change-info>
              <dc:creator>David P Harris</dc:creator>
              <dc:date>2015-10-17T17:49:00</dc:date>
            </office:change-info>
          </text:insertion>
        </text:changed-region>
        <text:changed-region xml:id="ct93456992" text:id="ct93456992">
          <text:insertion>
            <office:change-info>
              <dc:creator>Stuart Baker</dc:creator>
              <dc:date>2015-10-18T00:11:00</dc:date>
            </office:change-info>
          </text:insertion>
        </text:changed-region>
        <text:changed-region xml:id="ct93799952" text:id="ct93799952">
          <text:deletion>
            <office:change-info>
              <dc:creator>Stuart Baker</dc:creator>
              <dc:date>2015-10-18T00:11:00</dc:date>
            </office:change-info>
            <text:p text:style-name="Standard">0x</text:p>
          </text:deletion>
        </text:changed-region>
        <text:changed-region xml:id="ct93777408" text:id="ct93777408">
          <text:insertion>
            <office:change-info>
              <dc:creator>Stuart Baker</dc:creator>
              <dc:date>2015-10-18T00:11:00</dc:date>
            </office:change-info>
          </text:insertion>
        </text:changed-region>
        <text:changed-region xml:id="ct92057696" text:id="ct92057696">
          <text:insertion>
            <office:change-info>
              <dc:creator>Stuart Baker</dc:creator>
              <dc:date>2015-10-18T00:11:00</dc:date>
            </office:change-info>
          </text:insertion>
        </text:changed-region>
        <text:changed-region xml:id="ct93879456" text:id="ct93879456">
          <text:insertion>
            <office:change-info>
              <dc:creator>Stuart Baker</dc:creator>
              <dc:date>2015-10-18T00:11:00</dc:date>
            </office:change-info>
          </text:insertion>
        </text:changed-region>
        <text:changed-region xml:id="ct93876912" text:id="ct93876912">
          <text:insertion>
            <office:change-info>
              <dc:creator>Stuart Baker</dc:creator>
              <dc:date>2015-10-18T00:11:00</dc:date>
            </office:change-info>
          </text:insertion>
        </text:changed-region>
        <text:changed-region xml:id="ct94092768" text:id="ct94092768">
          <text:insertion>
            <office:change-info>
              <dc:creator>Stuart Baker</dc:creator>
              <dc:date>2015-10-18T00:11:00</dc:date>
            </office:change-info>
          </text:insertion>
        </text:changed-region>
        <text:changed-region xml:id="ct93879760" text:id="ct93879760">
          <text:insertion>
            <office:change-info>
              <dc:creator>Stuart Baker</dc:creator>
              <dc:date>2015-10-17T16:37:00</dc:date>
            </office:change-info>
          </text:insertion>
        </text:changed-region>
        <text:changed-region xml:id="ct93880064" text:id="ct93880064">
          <text:insertion>
            <office:change-info>
              <dc:creator>Stuart Baker</dc:creator>
              <dc:date>2015-10-17T16:37:00</dc:date>
            </office:change-info>
          </text:insertion>
        </text:changed-region>
        <text:changed-region xml:id="ct92964880" text:id="ct92964880">
          <text:deletion>
            <office:change-info>
              <dc:creator>David P Harris</dc:creator>
              <dc:date>2015-10-17T17:50:00</dc:date>
            </office:change-info>
            <text:p text:style-name="Standard">taken</text:p>
          </text:deletion>
        </text:changed-region>
        <text:changed-region xml:id="ct57647376" text:id="ct57647376">
          <text:insertion>
            <office:change-info>
              <dc:creator>David P Harris</dc:creator>
              <dc:date>2015-10-17T17:50:00</dc:date>
            </office:change-info>
          </text:insertion>
        </text:changed-region>
        <text:changed-region xml:id="ct93879104" text:id="ct93879104">
          <text:insertion>
            <office:change-info>
              <dc:creator>Stuart Baker</dc:creator>
              <dc:date>2015-10-17T16:38:00</dc:date>
            </office:change-info>
          </text:insertion>
        </text:changed-region>
        <text:changed-region xml:id="ct93775056" text:id="ct93775056">
          <text:insertion>
            <office:change-info>
              <dc:creator>Stuart Baker</dc:creator>
              <dc:date>2015-10-17T16:38:00</dc:date>
            </office:change-info>
          </text:insertion>
        </text:changed-region>
        <text:changed-region xml:id="ct98102928" text:id="ct98102928">
          <text:deletion>
            <office:change-info>
              <dc:creator>Stuart Baker</dc:creator>
              <dc:date>2016-01-24T12:43:00</dc:date>
            </office:change-info>
            <text:p text:style-name="Standard"><text:span text:style-name="T5">'</text:span></text:p>
          </text:deletion>
        </text:changed-region>
        <text:changed-region xml:id="ct113011456" text:id="ct113011456">
          <text:insertion>
            <office:change-info>
              <dc:creator>Stuart Baker</dc:creator>
              <dc:date>2016-01-24T12:43:00</dc:date>
            </office:change-info>
          </text:insertion>
        </text:changed-region>
        <text:changed-region xml:id="ct93703184" text:id="ct93703184">
          <text:insertion>
            <office:change-info>
              <dc:creator>David P Harris</dc:creator>
              <dc:date>2015-10-17T17:50:00</dc:date>
            </office:change-info>
          </text:insertion>
        </text:changed-region>
        <text:changed-region xml:id="ct93701408" text:id="ct93701408">
          <text:insertion>
            <office:change-info>
              <dc:creator>David P Harris</dc:creator>
              <dc:date>2015-10-17T17:50:00</dc:date>
            </office:change-info>
          </text:insertion>
        </text:changed-region>
        <text:changed-region xml:id="ct98347904" text:id="ct98347904">
          <text:deletion>
            <office:change-info>
              <dc:creator>Stuart Baker</dc:creator>
              <dc:date>2016-01-24T12:45:00</dc:date>
            </office:change-info>
            <text:p text:style-name="Standard">e</text:p>
          </text:deletion>
        </text:changed-region>
        <text:changed-region xml:id="ct86102928" text:id="ct86102928">
          <text:insertion>
            <office:change-info>
              <dc:creator>Stuart Baker</dc:creator>
              <dc:date>2016-01-24T12:45:00</dc:date>
            </office:change-info>
          </text:insertion>
        </text:changed-region>
        <text:changed-region xml:id="ct57501760" text:id="ct57501760">
          <text:deletion>
            <office:change-info>
              <dc:creator>Stuart Baker</dc:creator>
              <dc:date>2016-01-24T12:45:00</dc:date>
            </office:change-info>
            <text:p text:style-name="Standard">i</text:p>
          </text:deletion>
        </text:changed-region>
        <text:changed-region xml:id="ct107614112" text:id="ct107614112">
          <text:insertion>
            <office:change-info>
              <dc:creator>Stuart Baker</dc:creator>
              <dc:date>2016-01-24T12:45:00</dc:date>
            </office:change-info>
          </text:insertion>
        </text:changed-region>
        <text:changed-region xml:id="ct93317120" text:id="ct93317120">
          <text:deletion>
            <office:change-info>
              <dc:creator>Stuart Baker</dc:creator>
              <dc:date>2015-10-17T16:59:00</dc:date>
            </office:change-info>
            <text:h text:style-name="Heading_20_4" text:outline-level="4">MERG CBUS</text:h>
            <text:p text:style-name="Standard">OpenLCB allocates a Node ID address space specifically for mapping MERG CBUS events into OpenLCB. <text:s/>CBUS events come in two types: <text:s/>long and short. <text:s/>A long event is uniquely identified by the coEvent ID. <text:s/>A CBUS short event is translated into an OpenLCB event by using 0x0000 as the Node ID in the “CBUS Node ID” field of the OpenLCB event identifier. <text:s/>This is allowed because in the CBUS standard as combination of 16-bit node-id + 16-bit event-id. <text:s/>A short event is only identified by its 16-bit event-id. <text:s/>A CBUS short event is translated into an OpenLCB Event by using 0x0000 as the Node ID in the “CBUS Node ID” field of the OpenLCB event identifier. <text:s/>This is allowed because in the CBUS standard, node-id 0x0000 is not permitted.</text:p>
            <text:p text:style-name="Standard">CBUS events can also come in the form of a request. <text:s/>These requests should be translated into an Identify Producer on OpenLCB in order to solicit the <text:span text:style-name="T6">response</text:span> that the CBUS request is asking for. <text:s/>Two Identify Producer messages will have to be sent, one for the ON state range and another for an OFF state range, the response of which will need to be translated back for CBUS.</text:p>
          </text:deletion>
        </text:changed-region>
        <text:changed-region xml:id="ct94863600" text:id="ct94863600">
          <text:deletion>
            <office:change-info>
              <dc:creator>Stuart Baker</dc:creator>
              <dc:date>2016-01-24T12:45:00</dc:date>
            </office:change-info>
            <text:p text:style-name="Standard">e</text:p>
          </text:deletion>
        </text:changed-region>
        <text:changed-region xml:id="ct113341584" text:id="ct113341584">
          <text:insertion>
            <office:change-info>
              <dc:creator>Stuart Baker</dc:creator>
              <dc:date>2016-01-24T12:45:00</dc:date>
            </office:change-info>
          </text:insertion>
        </text:changed-region>
        <text:changed-region xml:id="ct60984960" text:id="ct60984960">
          <text:deletion>
            <office:change-info>
              <dc:creator>Stuart Baker</dc:creator>
              <dc:date>2016-01-24T12:45:00</dc:date>
            </office:change-info>
            <text:p text:style-name="Standard">i</text:p>
          </text:deletion>
        </text:changed-region>
        <text:changed-region xml:id="ct113675568" text:id="ct113675568">
          <text:insertion>
            <office:change-info>
              <dc:creator>Stuart Baker</dc:creator>
              <dc:date>2016-01-24T12:45:00</dc:date>
            </office:change-info>
          </text:insertion>
        </text:changed-region>
        <text:changed-region xml:id="ct98598832" text:id="ct98598832">
          <text:deletion>
            <office:change-info>
              <dc:creator>Stuart Baker</dc:creator>
              <dc:date>2016-01-24T12:46:00</dc:date>
            </office:change-info>
            <text:p text:style-name="Standard">e</text:p>
          </text:deletion>
        </text:changed-region>
        <text:changed-region xml:id="ct70048912" text:id="ct70048912">
          <text:insertion>
            <office:change-info>
              <dc:creator>Stuart Baker</dc:creator>
              <dc:date>2016-01-24T12:46:00</dc:date>
            </office:change-info>
          </text:insertion>
        </text:changed-region>
        <text:changed-region xml:id="ct95409872" text:id="ct95409872">
          <text:deletion>
            <office:change-info>
              <dc:creator>Stuart Baker</dc:creator>
              <dc:date>2016-01-24T12:46:00</dc:date>
            </office:change-info>
            <text:p text:style-name="Standard">i</text:p>
          </text:deletion>
        </text:changed-region>
        <text:changed-region xml:id="ct93742656" text:id="ct93742656">
          <text:insertion>
            <office:change-info>
              <dc:creator>Stuart Baker</dc:creator>
              <dc:date>2016-01-24T12:46:00</dc:date>
            </office:change-info>
          </text:insertion>
        </text:changed-region>
        <text:changed-region xml:id="ct94132784" text:id="ct94132784">
          <text:insertion>
            <office:change-info>
              <dc:creator>Stuart Baker</dc:creator>
              <dc:date>2015-10-17T17:04:00</dc:date>
            </office:change-info>
          </text:insertion>
        </text:changed-region>
        <text:changed-region xml:id="ct94132976" text:id="ct94132976">
          <text:deletion>
            <office:change-info>
              <dc:creator>Stuart Baker</dc:creator>
              <dc:date>2015-10-17T17:04:00</dc:date>
            </office:change-info>
            <text:p text:style-name="Standard"><text:span text:style-name="T7">w</text:span></text:p>
          </text:deletion>
        </text:changed-region>
        <text:changed-region xml:id="ct93707600" text:id="ct93707600">
          <text:insertion>
            <office:change-info>
              <dc:creator>Stuart Baker</dc:creator>
              <dc:date>2015-10-17T17:04:00</dc:date>
            </office:change-info>
          </text:insertion>
        </text:changed-region>
        <text:changed-region xml:id="ct93707792" text:id="ct93707792">
          <text:deletion>
            <office:change-info>
              <dc:creator>Stuart Baker</dc:creator>
              <dc:date>2015-10-17T17:04:00</dc:date>
            </office:change-info>
            <text:p text:style-name="Standard"><text:span text:style-name="T7">k</text:span></text:p>
          </text:deletion>
        </text:changed-region>
        <text:changed-region xml:id="ct93770048" text:id="ct93770048">
          <text:insertion>
            <office:change-info>
              <dc:creator>Stuart Baker</dc:creator>
              <dc:date>2015-10-17T17:05:00</dc:date>
            </office:change-info>
          </text:insertion>
        </text:changed-region>
        <text:changed-region xml:id="ct93770320" text:id="ct93770320">
          <text:deletion>
            <office:change-info>
              <dc:creator>Stuart Baker</dc:creator>
              <dc:date>2015-10-17T17:05:00</dc:date>
            </office:change-info>
            <text:p text:style-name="Standard"><text:span text:style-name="T7">a</text:span></text:p>
          </text:deletion>
        </text:changed-region>
        <text:changed-region xml:id="ct93768768" text:id="ct93768768">
          <text:insertion>
            <office:change-info>
              <dc:creator>Stuart Baker</dc:creator>
              <dc:date>2015-10-17T17:05:00</dc:date>
            </office:change-info>
          </text:insertion>
        </text:changed-region>
        <text:changed-region xml:id="ct93768960" text:id="ct93768960">
          <text:deletion>
            <office:change-info>
              <dc:creator>Stuart Baker</dc:creator>
              <dc:date>2015-10-17T17:05:00</dc:date>
            </office:change-info>
            <text:p text:style-name="Standard"><text:span text:style-name="T7">r</text:span></text:p>
          </text:deletion>
        </text:changed-region>
        <text:changed-region xml:id="ct107804096" text:id="ct107804096">
          <text:deletion>
            <office:change-info>
              <dc:creator>Stuart Baker</dc:creator>
              <dc:date>2016-01-24T12:32:00</dc:date>
            </office:change-info>
            <text:p text:style-name="Standard">shall</text:p>
          </text:deletion>
        </text:changed-region>
        <text:changed-region xml:id="ct93699872" text:id="ct93699872">
          <text:insertion>
            <office:change-info>
              <dc:creator>Stuart Baker</dc:creator>
              <dc:date>2015-10-17T17:05:00</dc:date>
            </office:change-info>
          </text:insertion>
        </text:changed-region>
        <text:changed-region xml:id="ct93700064" text:id="ct93700064">
          <text:deletion>
            <office:change-info>
              <dc:creator>Stuart Baker</dc:creator>
              <dc:date>2015-10-17T17:05:00</dc:date>
            </office:change-info>
            <text:p text:style-name="Standard"><text:span text:style-name="T7">w</text:span></text:p>
          </text:deletion>
        </text:changed-region>
        <text:changed-region xml:id="ct93457504" text:id="ct93457504">
          <text:insertion>
            <office:change-info>
              <dc:creator>Stuart Baker</dc:creator>
              <dc:date>2015-10-17T17:05:00</dc:date>
            </office:change-info>
          </text:insertion>
        </text:changed-region>
        <text:changed-region xml:id="ct93457696" text:id="ct93457696">
          <text:deletion>
            <office:change-info>
              <dc:creator>Stuart Baker</dc:creator>
              <dc:date>2015-10-17T17:05:00</dc:date>
            </office:change-info>
            <text:p text:style-name="Standard"><text:span text:style-name="T7">k</text:span></text:p>
          </text:deletion>
        </text:changed-region>
        <text:changed-region xml:id="ct93696720" text:id="ct93696720">
          <text:insertion>
            <office:change-info>
              <dc:creator>Stuart Baker</dc:creator>
              <dc:date>2015-10-17T17:05:00</dc:date>
            </office:change-info>
          </text:insertion>
        </text:changed-region>
        <text:changed-region xml:id="ct93696912" text:id="ct93696912">
          <text:deletion>
            <office:change-info>
              <dc:creator>Stuart Baker</dc:creator>
              <dc:date>2015-10-17T17:05:00</dc:date>
            </office:change-info>
            <text:p text:style-name="Standard"><text:span text:style-name="T7">a</text:span></text:p>
          </text:deletion>
        </text:changed-region>
        <text:changed-region xml:id="ct93458496" text:id="ct93458496">
          <text:insertion>
            <office:change-info>
              <dc:creator>Stuart Baker</dc:creator>
              <dc:date>2015-10-17T17:05:00</dc:date>
            </office:change-info>
          </text:insertion>
        </text:changed-region>
        <text:changed-region xml:id="ct94127856" text:id="ct94127856">
          <text:deletion>
            <office:change-info>
              <dc:creator>Stuart Baker</dc:creator>
              <dc:date>2015-10-17T17:05:00</dc:date>
            </office:change-info>
            <text:p text:style-name="Standard"><text:span text:style-name="T7">r</text:span></text:p>
          </text:deletion>
        </text:changed-region>
        <text:changed-region xml:id="ct71110576" text:id="ct71110576">
          <text:insertion>
            <office:change-info>
              <dc:creator>Stuart Baker</dc:creator>
              <dc:date>2016-01-24T12:46:00</dc:date>
            </office:change-info>
          </text:insertion>
        </text:changed-region>
        <text:changed-region xml:id="ct60170352" text:id="ct60170352">
          <text:deletion>
            <office:change-info>
              <dc:creator>Stuart Baker</dc:creator>
              <dc:date>2016-01-24T12:46:00</dc:date>
            </office:change-info>
            <text:p text:style-name="Standard"><text:span text:style-name="T8">are</text:span></text:p>
          </text:deletion>
        </text:changed-region>
        <text:changed-region xml:id="ct56069840" text:id="ct56069840">
          <text:deletion>
            <office:change-info>
              <dc:creator>Stuart Baker</dc:creator>
              <dc:date>2016-01-24T12:46:00</dc:date>
            </office:change-info>
            <text:p text:style-name="Standard">w</text:p>
          </text:deletion>
        </text:changed-region>
        <text:changed-region xml:id="ct98305776" text:id="ct98305776">
          <text:insertion>
            <office:change-info>
              <dc:creator>Stuart Baker</dc:creator>
              <dc:date>2016-01-24T12:47:00</dc:date>
            </office:change-info>
          </text:insertion>
        </text:changed-region>
        <text:changed-region xml:id="ct113671472" text:id="ct113671472">
          <text:deletion>
            <office:change-info>
              <dc:creator>Stuart Baker</dc:creator>
              <dc:date>2016-01-24T12:47:00</dc:date>
            </office:change-info>
            <text:p text:style-name="Standard">k</text:p>
          </text:deletion>
        </text:changed-region>
        <text:changed-region xml:id="ct112733984" text:id="ct112733984">
          <text:insertion>
            <office:change-info>
              <dc:creator>Stuart Baker</dc:creator>
              <dc:date>2016-01-24T12:47:00</dc:date>
            </office:change-info>
          </text:insertion>
        </text:changed-region>
        <text:changed-region xml:id="ct94110064" text:id="ct94110064">
          <text:insertion>
            <office:change-info>
              <dc:creator>Stuart Baker</dc:creator>
              <dc:date>2015-10-17T17:12:00</dc:date>
            </office:change-info>
          </text:insertion>
        </text:changed-region>
        <text:changed-region xml:id="ct94128816" text:id="ct94128816">
          <text:insertion>
            <office:change-info>
              <dc:creator>David P Harris</dc:creator>
              <dc:date>2015-10-17T17:52:00</dc:date>
            </office:change-info>
          </text:insertion>
        </text:changed-region>
        <text:changed-region xml:id="ct94129008" text:id="ct94129008">
          <text:insertion>
            <office:change-info>
              <dc:creator>Stuart Baker</dc:creator>
              <dc:date>2015-10-17T17:12:00</dc:date>
            </office:change-info>
          </text:insertion>
        </text:changed-region>
        <text:changed-region xml:id="ct94110464" text:id="ct94110464">
          <text:deletion>
            <office:change-info>
              <dc:creator>David P Harris</dc:creator>
              <dc:date>2015-10-17T17:51:00</dc:date>
            </office:change-info>
            <text:p text:style-name="P1">what</text:p>
          </text:deletion>
        </text:changed-region>
        <text:changed-region xml:id="ct93697568" text:id="ct93697568">
          <text:insertion>
            <office:change-info>
              <dc:creator>David P Harris</dc:creator>
              <dc:date>2015-10-17T17:51:00</dc:date>
            </office:change-info>
          </text:insertion>
        </text:changed-region>
        <text:changed-region xml:id="ct93697760" text:id="ct93697760">
          <text:insertion>
            <office:change-info>
              <dc:creator>Stuart Baker</dc:creator>
              <dc:date>2015-10-17T17:12:00</dc:date>
            </office:change-info>
          </text:insertion>
        </text:changed-region>
        <text:changed-region xml:id="ct94128080" text:id="ct94128080">
          <text:insertion>
            <office:change-info>
              <dc:creator>Stuart Baker</dc:creator>
              <dc:date>2015-10-17T17:13:00</dc:date>
            </office:change-info>
          </text:insertion>
        </text:changed-region>
        <text:changed-region xml:id="ct93318560" text:id="ct93318560">
          <text:insertion>
            <office:change-info>
              <dc:creator>David P Harris</dc:creator>
              <dc:date>2015-10-17T17:52:00</dc:date>
            </office:change-info>
          </text:insertion>
        </text:changed-region>
        <text:changed-region xml:id="ct93318752" text:id="ct93318752">
          <text:insertion>
            <office:change-info>
              <dc:creator>Stuart Baker</dc:creator>
              <dc:date>2015-10-17T17:13:00</dc:date>
            </office:change-info>
          </text:insertion>
        </text:changed-region>
        <text:changed-region xml:id="ct113661312" text:id="ct113661312">
          <text:deletion>
            <office:change-info>
              <dc:creator>Stuart Baker</dc:creator>
              <dc:date>2016-01-24T12:48:00</dc:date>
            </office:change-info>
            <text:p text:style-name="Standard">e</text:p>
          </text:deletion>
        </text:changed-region>
        <text:changed-region xml:id="ct75339120" text:id="ct75339120">
          <text:insertion>
            <office:change-info>
              <dc:creator>Stuart Baker</dc:creator>
              <dc:date>2016-01-24T12:48:00</dc:date>
            </office:change-info>
          </text:insertion>
        </text:changed-region>
        <text:changed-region xml:id="ct90452128" text:id="ct90452128">
          <text:deletion>
            <office:change-info>
              <dc:creator>Stuart Baker</dc:creator>
              <dc:date>2016-01-24T12:48:00</dc:date>
            </office:change-info>
            <text:p text:style-name="Standard">i</text:p>
          </text:deletion>
        </text:changed-region>
        <text:changed-region xml:id="ct113475056" text:id="ct113475056">
          <text:insertion>
            <office:change-info>
              <dc:creator>Stuart Baker</dc:creator>
              <dc:date>2016-01-24T12:48:00</dc:date>
            </office:change-info>
          </text:insertion>
        </text:changed-region>
        <text:changed-region xml:id="ct93698640" text:id="ct93698640">
          <text:insertion>
            <office:change-info>
              <dc:creator>Stuart Baker</dc:creator>
              <dc:date>2015-10-17T17:06:00</dc:date>
            </office:change-info>
          </text:insertion>
        </text:changed-region>
        <text:changed-region xml:id="ct93700288" text:id="ct93700288">
          <text:insertion>
            <office:change-info>
              <dc:creator>David P Harris</dc:creator>
              <dc:date>2015-10-17T17:54:00</dc:date>
            </office:change-info>
          </text:insertion>
        </text:changed-region>
        <text:changed-region xml:id="ct93867248" text:id="ct93867248">
          <text:insertion>
            <office:change-info>
              <dc:creator>Stuart Baker</dc:creator>
              <dc:date>2015-10-18T00:11:00</dc:date>
            </office:change-info>
          </text:insertion>
        </text:changed-region>
        <text:changed-region xml:id="ct93358032" text:id="ct93358032">
          <text:insertion>
            <office:change-info>
              <dc:creator>Stuart Baker</dc:creator>
              <dc:date>2015-10-17T17:06:00</dc:date>
            </office:change-info>
          </text:insertion>
        </text:changed-region>
        <text:changed-region xml:id="ct93699568" text:id="ct93699568">
          <text:deletion>
            <office:change-info>
              <dc:creator>Stuart Baker</dc:creator>
              <dc:date>2015-10-17T17:06:00</dc:date>
            </office:change-info>
            <text:p text:style-name="Standard"><text:span text:style-name="T9">shall</text:span></text:p>
          </text:deletion>
        </text:changed-region>
        <text:changed-region xml:id="ct93333184" text:id="ct93333184">
          <text:insertion>
            <office:change-info>
              <dc:creator>Stuart Baker</dc:creator>
              <dc:date>2015-10-17T17:07:00</dc:date>
            </office:change-info>
          </text:insertion>
        </text:changed-region>
        <text:changed-region xml:id="ct93346608" text:id="ct93346608">
          <text:insertion>
            <office:change-info>
              <dc:creator>Stuart Baker</dc:creator>
              <dc:date>2015-10-17T17:08:00</dc:date>
            </office:change-info>
          </text:insertion>
        </text:changed-region>
        <text:changed-region xml:id="ct113441104" text:id="ct113441104">
          <text:deletion>
            <office:change-info>
              <dc:creator>Stuart Baker</dc:creator>
              <dc:date>2016-01-24T12:49:00</dc:date>
            </office:change-info>
            <text:p text:style-name="Standard">p</text:p>
          </text:deletion>
        </text:changed-region>
        <text:changed-region xml:id="ct113394736" text:id="ct113394736">
          <text:insertion>
            <office:change-info>
              <dc:creator>Stuart Baker</dc:creator>
              <dc:date>2016-01-24T12:49:00</dc:date>
            </office:change-info>
          </text:insertion>
        </text:changed-region>
        <text:changed-region xml:id="ct113317504" text:id="ct113317504">
          <text:insertion>
            <office:change-info>
              <dc:creator>Stuart Baker</dc:creator>
              <dc:date>2016-01-24T12:48:00</dc:date>
            </office:change-info>
          </text:insertion>
        </text:changed-region>
        <text:changed-region xml:id="ct95345456" text:id="ct95345456">
          <text:deletion>
            <office:change-info>
              <dc:creator>Stuart Baker</dc:creator>
              <dc:date>2016-01-24T12:48:00</dc:date>
            </office:change-info>
            <text:p text:style-name="Standard"><text:span text:style-name="T8">booster</text:span></text:p>
          </text:deletion>
        </text:changed-region>
        <text:changed-region xml:id="ct93463072" text:id="ct93463072">
          <text:insertion>
            <office:change-info>
              <dc:creator>Stuart Baker</dc:creator>
              <dc:date>2015-10-17T17:06:00</dc:date>
            </office:change-info>
          </text:insertion>
        </text:changed-region>
        <text:changed-region xml:id="ct93705120" text:id="ct93705120">
          <text:insertion>
            <office:change-info>
              <dc:creator>Stuart Baker</dc:creator>
              <dc:date>2015-10-17T17:08:00</dc:date>
            </office:change-info>
          </text:insertion>
        </text:changed-region>
        <text:changed-region xml:id="ct93317312" text:id="ct93317312">
          <text:deletion>
            <office:change-info>
              <dc:creator>Stuart Baker</dc:creator>
              <dc:date>2015-10-17T17:06:00</dc:date>
            </office:change-info>
            <text:p text:style-name="Standard"><text:span text:style-name="T9">must </text:span></text:p>
          </text:deletion>
        </text:changed-region>
        <text:changed-region xml:id="ct113019776" text:id="ct113019776">
          <text:deletion>
            <office:change-info>
              <dc:creator>Stuart Baker</dc:creator>
              <dc:date>2016-01-24T12:49:00</dc:date>
            </office:change-info>
            <text:p text:style-name="Standard"><text:s/>power</text:p>
          </text:deletion>
        </text:changed-region>
        <text:changed-region xml:id="ct93699360" text:id="ct93699360">
          <text:insertion>
            <office:change-info>
              <dc:creator>Stuart Baker</dc:creator>
              <dc:date>2015-10-17T17:08:00</dc:date>
            </office:change-info>
          </text:insertion>
        </text:changed-region>
        <text:changed-region xml:id="ct92935200" text:id="ct92935200">
          <text:deletion>
            <office:change-info>
              <dc:creator>Stuart Baker</dc:creator>
              <dc:date>2015-10-17T17:08:00</dc:date>
            </office:change-info>
            <text:p text:style-name="Standard"><text:span text:style-name="T9">must</text:span></text:p>
          </text:deletion>
        </text:changed-region>
        <text:changed-region xml:id="ct113057936" text:id="ct113057936">
          <text:deletion>
            <office:change-info>
              <dc:creator>Stuart Baker</dc:creator>
              <dc:date>2016-01-24T12:50:00</dc:date>
            </office:change-info>
            <text:p text:style-name="P2">e</text:p>
          </text:deletion>
        </text:changed-region>
        <text:changed-region xml:id="ct92970448" text:id="ct92970448">
          <text:insertion>
            <office:change-info>
              <dc:creator>Stuart Baker</dc:creator>
              <dc:date>2016-01-24T12:50:00</dc:date>
            </office:change-info>
          </text:insertion>
        </text:changed-region>
        <text:changed-region xml:id="ct90345632" text:id="ct90345632">
          <text:deletion>
            <office:change-info>
              <dc:creator>Stuart Baker</dc:creator>
              <dc:date>2016-01-24T12:50:00</dc:date>
            </office:change-info>
            <text:p text:style-name="P2">i</text:p>
          </text:deletion>
        </text:changed-region>
        <text:changed-region xml:id="ct113243648" text:id="ct113243648">
          <text:insertion>
            <office:change-info>
              <dc:creator>Stuart Baker</dc:creator>
              <dc:date>2016-01-24T12:50:00</dc:date>
            </office:change-info>
          </text:insertion>
        </text:changed-region>
        <text:changed-region xml:id="ct93370528" text:id="ct93370528">
          <text:deletion>
            <office:change-info>
              <dc:creator>Stuart Baker</dc:creator>
              <dc:date>2015-10-17T17:10:00</dc:date>
            </office:change-info>
            <text:p text:style-name="P2">A “safe state” is defined by the node</text:p>
          </text:deletion>
        </text:changed-region>
        <text:changed-region xml:id="ct93327584" text:id="ct93327584">
          <text:insertion>
            <office:change-info>
              <dc:creator>Stuart Baker</dc:creator>
              <dc:date>2015-10-17T17:10:00</dc:date>
            </office:change-info>
          </text:insertion>
        </text:changed-region>
        <text:changed-region xml:id="ct93453024" text:id="ct93453024">
          <text:insertion>
            <office:change-info>
              <dc:creator>Stuart Baker</dc:creator>
              <dc:date>2015-10-17T17:10:00</dc:date>
            </office:change-info>
          </text:insertion>
        </text:changed-region>
        <text:changed-region xml:id="ct92935872" text:id="ct92935872">
          <text:deletion>
            <office:change-info>
              <dc:creator>Stuart Baker</dc:creator>
              <dc:date>2015-10-17T17:10:00</dc:date>
            </office:change-info>
            <text:p text:style-name="Standard"><text:span text:style-name="T9">ay</text:span></text:p>
          </text:deletion>
        </text:changed-region>
        <text:changed-region xml:id="ct93454416" text:id="ct93454416">
          <text:insertion>
            <office:change-info>
              <dc:creator>Stuart Baker</dc:creator>
              <dc:date>2015-10-17T17:10:00</dc:date>
            </office:change-info>
          </text:insertion>
        </text:changed-region>
        <text:changed-region xml:id="ct93371968" text:id="ct93371968">
          <text:deletion>
            <office:change-info>
              <dc:creator>Stuart Baker</dc:creator>
              <dc:date>2015-10-17T17:10:00</dc:date>
            </office:change-info>
            <text:p text:style-name="Standard"><text:span text:style-name="T9">ay</text:span></text:p>
          </text:deletion>
        </text:changed-region>
        <text:changed-region xml:id="ct94113456" text:id="ct94113456">
          <text:insertion>
            <office:change-info>
              <dc:creator>Stuart Baker</dc:creator>
              <dc:date>2015-10-17T17:20:00</dc:date>
            </office:change-info>
          </text:insertion>
        </text:changed-region>
        <text:changed-region xml:id="ct92937216" text:id="ct92937216">
          <text:insertion>
            <office:change-info>
              <dc:creator>Stuart Baker</dc:creator>
              <dc:date>2015-10-17T17:13:00</dc:date>
            </office:change-info>
          </text:insertion>
        </text:changed-region>
        <text:changed-region xml:id="ct92966144" text:id="ct92966144">
          <text:deletion>
            <office:change-info>
              <dc:creator>David P Harris</dc:creator>
              <dc:date>2015-10-17T17:56:00</dc:date>
            </office:change-info>
            <text:p text:style-name="P1">what</text:p>
          </text:deletion>
        </text:changed-region>
        <text:changed-region xml:id="ct93454000" text:id="ct93454000">
          <text:insertion>
            <office:change-info>
              <dc:creator>David P Harris</dc:creator>
              <dc:date>2015-10-17T17:56:00</dc:date>
            </office:change-info>
          </text:insertion>
        </text:changed-region>
        <text:changed-region xml:id="ct93335104" text:id="ct93335104">
          <text:insertion>
            <office:change-info>
              <dc:creator>Stuart Baker</dc:creator>
              <dc:date>2015-10-17T17:13:00</dc:date>
            </office:change-info>
          </text:insertion>
        </text:changed-region>
        <text:changed-region xml:id="ct94115520" text:id="ct94115520">
          <text:insertion>
            <office:change-info>
              <dc:creator>Stuart Baker</dc:creator>
              <dc:date>2015-10-17T17:14:00</dc:date>
            </office:change-info>
          </text:insertion>
        </text:changed-region>
        <text:changed-region xml:id="ct93334864" text:id="ct93334864">
          <text:insertion>
            <office:change-info>
              <dc:creator>Stuart Baker</dc:creator>
              <dc:date>2015-10-17T17:15:00</dc:date>
            </office:change-info>
          </text:insertion>
        </text:changed-region>
        <text:changed-region xml:id="ct93342224" text:id="ct93342224">
          <text:insertion>
            <office:change-info>
              <dc:creator>Stuart Baker</dc:creator>
              <dc:date>2015-10-17T17:16:00</dc:date>
            </office:change-info>
          </text:insertion>
        </text:changed-region>
        <text:changed-region xml:id="ct93357120" text:id="ct93357120">
          <text:insertion>
            <office:change-info>
              <dc:creator>Stuart Baker</dc:creator>
              <dc:date>2015-10-17T17:17:00</dc:date>
            </office:change-info>
          </text:insertion>
        </text:changed-region>
        <text:changed-region xml:id="ct93357312" text:id="ct93357312">
          <text:insertion>
            <office:change-info>
              <dc:creator>Stuart Baker</dc:creator>
              <dc:date>2015-10-17T16:59:00</dc:date>
            </office:change-info>
          </text:insertion>
        </text:changed-region>
        <text:changed-region xml:id="ct94116016" text:id="ct94116016">
          <text:insertion>
            <office:change-info>
              <dc:creator>David P Harris</dc:creator>
              <dc:date>2015-10-17T17:57:00</dc:date>
            </office:change-info>
          </text:insertion>
        </text:changed-region>
        <text:changed-region xml:id="ct94301120" text:id="ct94301120">
          <text:insertion>
            <office:change-info>
              <dc:creator>Stuart Baker</dc:creator>
              <dc:date>2015-10-18T00:12:00</dc:date>
            </office:change-info>
          </text:insertion>
        </text:changed-region>
        <text:changed-region xml:id="ct94300608" text:id="ct94300608">
          <text:insertion>
            <office:change-info>
              <dc:creator>Stuart Baker</dc:creator>
              <dc:date>2015-10-17T16:59:00</dc:date>
            </office:change-info>
          </text:insertion>
        </text:changed-region>
        <text:changed-region xml:id="ct94119040" text:id="ct94119040">
          <text:insertion>
            <office:change-info>
              <dc:creator>Stuart Baker</dc:creator>
              <dc:date>2015-10-17T17:18:00</dc:date>
            </office:change-info>
          </text:insertion>
        </text:changed-region>
        <text:changed-region xml:id="ct94273872" text:id="ct94273872">
          <text:insertion>
            <office:change-info>
              <dc:creator>Stuart Baker</dc:creator>
              <dc:date>2015-10-17T17:19:00</dc:date>
            </office:change-info>
          </text:insertion>
        </text:changed-region>
        <text:changed-region xml:id="ct93337744" text:id="ct93337744">
          <text:insertion>
            <office:change-info>
              <dc:creator>Stuart Baker</dc:creator>
              <dc:date>2015-10-17T17:2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Introduction</text:h>
      <text:p text:style-name="Standard">This technical note contains informative discussion and background for the corresponding “OpenLCB Event Identifiers <text:span text:style-name="T6">Standard</text:span>”. This explanation is not normative in any way.</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Although event identifiers generally take the format of a <text:change text:change-id="ct93406400"/><text:change-start text:change-id="ct95318176"/><text:span text:style-name="T33">U</text:span><text:change-end text:change-id="ct95318176"/>nique Node I<text:change-start text:change-id="ct93125856"/><text:span text:style-name="T1">dentifier</text:span><text:change-end text:change-id="ct93125856"/><text:change text:change-id="ct93126048"/> plus a 16-bit extension, there are some exceptions to this noted <text:span text:style-name="T6">in the</text:span> Event Identifiers Standard which will be detailed in this document.</text:p>
      <text:h text:style-name="Heading_20_2" text:outline-level="2">Intended Use</text:h>
      <text:p text:style-name="Standard">An Event Identifier is intended to be globally unique and for a specific purpose defined either by user configuration or enforced by the Event Identifiers Standard. <text:s/>Any node may be configured to produce or consume any event, regardless of its assigned Node ID. <text:s/>However, logically, a unique <text:change-start text:change-id="ct93403504"/><text:span text:style-name="T1">E</text:span><text:change-end text:change-id="ct93403504"/><text:change text:change-id="ct93118384"/>vent <text:change-start text:change-id="ct93126880"/><text:span text:style-name="T1">I</text:span><text:change-end text:change-id="ct93126880"/><text:change text:change-id="ct93127072"/>dentifier is defined to have a unique purpose, whether assigned by user configuration or explicitly defined in the Event Identifier Standard.</text:p>
      <text:p text:style-name="Standard">The "globally unique" requirement only refers to the universe of connected nodes; nodes that never need to communicate with each other don't need to have separate Event Identifiers. <text:s/>In general, however, nodes can move: they can be sold or loaned for use on another layout, nodes on modular layouts can be connected to other arbitrary modules, and few assumptions can be made. <text:s/>Therefore, we require global<text:change text:change-id="ct93127296"/> uniqueness for all Event Identifiers.</text:p>
      <text:p text:style-name="Standard">To ensure uniqueness, the top six bytes of an Event Identifier that <text:change-start text:change-id="ct93122080"/><text:span text:style-name="T2">the manufacturer or user</text:span><text:change-end text:change-id="ct93122080"/><text:change text:change-id="ct93127552"/> define<text:change-start text:change-id="ct93128240"/><text:span text:style-name="T2">s</text:span><text:change-end text:change-id="ct93128240"/> are <text:span text:style-name="T24">required</text:span> to be within a Node ID space that <text:change-start text:change-id="ct92958432"/><text:span text:style-name="T2">the manufacturer or user</text:span><text:change-end text:change-id="ct92958432"/><text:change text:change-id="ct92958768"/> control<text:change-start text:change-id="ct92960048"/><text:span text:style-name="T2">s</text:span><text:change-end text:change-id="ct92960048"/>. <text:s/>The low two bytes <text:change-start text:change-id="ct97295088"/><text:span text:style-name="T3">c</text:span><text:change-end text:change-id="ct97295088"/><text:change-start text:change-id="ct98590720"/><text:span text:style-name="T3">an</text:span><text:change-end text:change-id="ct98590720"/><text:change text:change-id="ct58710128"/> be any number<text:change text:change-id="ct92959408"/>, so long as<text:change text:change-id="ct92959632"/> each value <text:change-start text:change-id="ct92961936"/><text:span text:style-name="T2">is used </text:span><text:change-end text:change-id="ct92961936"/>for only one event.</text:p>
      <text:p text:style-name="Standard">This requirement applies equally to events defined by a hardware node, like a push button, a software node in a computer, or Event Identifiers that are defined by a human writing them on a piece of paper. <text:s/>In each case, the thing doing the definition must ensure it has control over the Node ID corresponding to the top six bytes, so it can ensure that the Event Identifier not be reused.</text:p>
      <table:table table:name="Table4" table:style-name="Table4">
        <table:table-column table:style-name="Table4.A" table:number-columns-repeated="8"/>
        <text:soft-page-break/>
        <table:table-row>
          <table:table-cell table:style-name="Table4.A1" office:value-type="string">
            <text:p text:style-name="P10">Byte 1</text:p>
          </table:table-cell>
          <table:table-cell table:style-name="Table4.A1" office:value-type="string">
            <text:p text:style-name="P10">Byte 2</text:p>
          </table:table-cell>
          <table:table-cell table:style-name="Table4.A1" office:value-type="string">
            <text:p text:style-name="P10">Byte 3</text:p>
          </table:table-cell>
          <table:table-cell table:style-name="Table4.A1" office:value-type="string">
            <text:p text:style-name="P10">Byte 4</text:p>
          </table:table-cell>
          <table:table-cell table:style-name="Table4.A1" office:value-type="string">
            <text:p text:style-name="P10">Byte 5</text:p>
          </table:table-cell>
          <table:table-cell table:style-name="Table4.A1" office:value-type="string">
            <text:p text:style-name="P10">Byte 6</text:p>
          </table:table-cell>
          <table:table-cell table:style-name="Table4.A1" office:value-type="string">
            <text:p text:style-name="P10">Byte 7</text:p>
          </table:table-cell>
          <table:table-cell table:style-name="Table4.H1" office:value-type="string">
            <text:p text:style-name="P10">Byte 8</text:p>
          </table:table-cell>
        </table:table-row>
        <table:table-row>
          <table:table-cell table:style-name="Table4.A2" table:number-columns-spanned="6" office:value-type="string">
            <text:p text:style-name="P10">Node ID assigned to you</text:p>
          </table:table-cell>
          <table:covered-table-cell/>
          <table:covered-table-cell/>
          <table:covered-table-cell/>
          <table:covered-table-cell/>
          <table:covered-table-cell/>
          <table:table-cell table:style-name="Table4.G2" table:number-columns-spanned="2" office:value-type="string">
            <text:p text:style-name="P10">Unique 16 bit extension</text:p>
          </table:table-cell>
          <table:covered-table-cell/>
        </table:table-row>
      </table:table>
      <text:p text:style-name="Text_20_body"/>
      <text:p text:style-name="Standard">The Node ID part <text:change-start text:change-id="ct98387328"/><text:span text:style-name="T3">can</text:span><text:change-end text:change-id="ct98387328"/><text:change text:change-id="ct89619232"/>be from real nodes <text:change text:change-id="ct107764544"/><text:change-start text:change-id="ct94929040"/><text:span text:style-name="T3">which a user</text:span><text:change-end text:change-id="ct94929040"/><text:change text:change-id="ct60983872"/> own<text:change-start text:change-id="ct113443328"/><text:span text:style-name="T3">s</text:span><text:change-end text:change-id="ct113443328"/>. <text:s/><text:change text:change-id="ct113257664"/><text:change text:change-id="ct96866128"/><text:change text:change-id="ct107704512"/></text:p>
      <text:p text:style-name="Standard"><text:change text:change-id="ct89091088"/><text:change-start text:change-id="ct95912880"/><text:span text:style-name="T3">A</text:span><text:change-end text:change-id="ct95912880"/> software configuration tool might define events and assign Event Identifiers to them. <text:s/>A board manufacturer may prefer <text:change text:change-id="ct112969040"/><text:change-start text:change-id="ct90372896"/><text:span text:style-name="T3">a</text:span><text:change-end text:change-id="ct90372896"/> pushbutton configuration process. <text:s/>A modular club may decide that certain events form the “boundaries” of modules, and need to be assigned <text:change text:change-id="ct75008112"/><text:change-start text:change-id="ct49673056"/><text:span text:style-name="T8">W</text:span><text:change-end text:change-id="ct49673056"/>ell-<text:change text:change-id="ct94836240"/><text:change-start text:change-id="ct69582096"/><text:span text:style-name="T8">K</text:span><text:change-end text:change-id="ct69582096"/>nown Event Identifiers to make it easier to create large modular layouts. <text:s/>Whatever the method, the Event Identifiers need to be globally unique,<text:change-start text:change-id="ct47332352"/> <text:change-end text:change-id="ct47332352"/><text:change-start text:change-id="ct92963232"/><text:span text:style-name="T4">which</text:span><text:change-end text:change-id="ct92963232"/><text:change text:change-id="ct93708864"/> <text:change-start text:change-id="ct92964272"/><text:span text:style-name="T4">is </text:span><text:change-end text:change-id="ct92964272"/>ensure<text:change-start text:change-id="ct94090400"/><text:span text:style-name="T4">d</text:span><text:change-end text:change-id="ct94090400"/> <text:change text:change-id="ct93452624"/>by requiring Event Identifiers to be created using Node ID numbers assigned to them (and therefore not assigned to anybody else), plus an additional 16 bits that they are responsible for using only once. <text:s/>This is worth repeating, each Event Identifier can only be used once for a specific state or meaning. <text:s/>It doesn't mean that multiple nodes cannot use it, but rather it should <text:span text:style-name="T24">not</text:span><text:span text:style-name="T26"> be used for a </text:span><text:span text:style-name="T17">different</text:span><text:span text:style-name="T26"> purpose or meaning. <text:s/>This is because the meaning and its use is </text:span><text:span text:style-name="T24">shared across all of the nodes using it</text:span><text:span text:style-name="T26">, and unless it can be guaranteed that they all have been changed there will be conflict between them. <text:s/>It is much safer to use a new Event Identifier, and nodes will usually have a mechanism to supply new, “virgin” Event Id</text:span><text:change-start text:change-id="ct95583072"/><text:span text:style-name="T27">entifier</text:span><text:change-end text:change-id="ct95583072"/><text:span text:style-name="T26">s. <text:s/></text:span></text:p>
      <text:p text:style-name="Standard">Note that the Node ID part of an Event Identifier does not have to correspond to any physical node. <text:s/>So long as <text:change-start text:change-id="ct93780752"/><text:span text:style-name="T4">it is assigned out of a Node ID address space that the assigning body owns, and, by extension, has control of over, it can be used.</text:span><text:change-end text:change-id="ct93780752"/><text:change text:change-id="ct93704752"/> <text:s/>For example, a fast-clock manufacturer might want to define a range of Event Identifiers so that a different event is emitted every fast minute. <text:s/>For the sake of argument, let's say 24 bits worth of specific events are needed (it's actually smaller, but let's use this as an example). <text:s/>The manufacturer has a large range of Node IDs assigned already, so can use 8-bits worth of that space, plus the extra 16 bits in the Event Identifiers below the Node ID<text:change-start text:change-id="ct113064048"/> <text:change-end text:change-id="ct113064048"/><text:change text:change-id="ct95748784"/><text:change-start text:change-id="ct107909024"/><text:span text:style-name="T3">portion</text:span><text:change-end text:change-id="ct107909024"/>, to do this. <text:s/><text:change text:change-id="ct93780080"/><text:change-start text:change-id="ct93708560"/><text:span text:style-name="T4">I</text:span><text:change-end text:change-id="ct93708560"/>f a manufacturer had a range of Node IDs that included at least <text:change text:change-id="ct93796672"/>12<text:change-start text:change-id="ct93875072"/>.<text:change-end text:change-id="ct93875072"/>34<text:change-start text:change-id="ct93702768"/>.<text:change-end text:change-id="ct93702768"/>56<text:change-start text:change-id="ct92960240"/>.<text:change-end text:change-id="ct92960240"/>78<text:change-start text:change-id="ct93798592"/>.<text:change-end text:change-id="ct93798592"/>9A<text:change-start text:change-id="ct93707200"/>.<text:change-end text:change-id="ct93707200"/><text:change-start text:change-id="ct93467760"/><office:annotation><dc:creator>David P Harris</dc:creator><dc:date>2015-10-17T17:49:11</dc:date><text:list text:continue-numbering="true" text:style-name=""><text:list-item><text:p text:style-name="P33"><text:span text:style-name="T39">Would , notation work better: “12.34.56.78.9A.00 through 12.34.56.78.9A.FF|”?</text:span></text:p></text:list-item><text:list-item><text:p text:style-name="P33"><text:span text:style-name="T39"/></text:p></text:list-item></text:list></office:annotation><text:change-end text:change-id="ct93467760"/><text:change-start text:change-id="ct93456992"/><office:annotation><dc:creator>Stuart Baker</dc:creator><dc:date>2015-10-18T00:11:04</dc:date><text:list text:continue-numbering="true" text:style-name=""><text:list-item><text:p text:style-name="P33"><text:span text:style-name="T40">Reply to David P Harris (10/17/2015, 17:49): "..."</text:span></text:p></text:list-item><text:list-item><text:p><text:span text:style-name="T41">Agreed, changed</text:span></text:p></text:list-item></text:list></office:annotation><text:change-end text:change-id="ct93456992"/>00 through <text:change text:change-id="ct93799952"/>12<text:change-start text:change-id="ct93777408"/>.<text:change-end text:change-id="ct93777408"/>34<text:change-start text:change-id="ct92057696"/>.<text:change-end text:change-id="ct92057696"/>56<text:change-start text:change-id="ct93879456"/>.<text:change-end text:change-id="ct93879456"/>78<text:change-start text:change-id="ct93876912"/>.<text:change-end text:change-id="ct93876912"/>9A<text:change-start text:change-id="ct94092768"/>.<text:change-end text:change-id="ct94092768"/>FF (in other words, all possible values of the low byte), <text:change-start text:change-id="ct93879760"/><text:span text:style-name="T4">t</text:span><text:change-end text:change-id="ct93879760"/>he<text:change-start text:change-id="ct93880064"/><text:span text:style-name="T4">y</text:span><text:change-end text:change-id="ct93880064"/> could create a set of Event Identifiers with the low 24 bits used to carry a time value:</text:p>
      <text:p text:style-name="P17">Table 2: Example of defining a Set of Events</text:p>
      <table:table table:name="Table5" table:style-name="Table5">
        <table:table-column table:style-name="Table5.A" table:number-columns-repeated="8"/>
        <table:table-row>
          <table:table-cell table:style-name="Table5.A1" office:value-type="string">
            <text:p text:style-name="P10">Byte 1</text:p>
          </table:table-cell>
          <table:table-cell table:style-name="Table5.A1" office:value-type="string">
            <text:p text:style-name="P10">Byte 2</text:p>
          </table:table-cell>
          <table:table-cell table:style-name="Table5.A1" office:value-type="string">
            <text:p text:style-name="P10">Byte 3</text:p>
          </table:table-cell>
          <table:table-cell table:style-name="Table5.A1" office:value-type="string">
            <text:p text:style-name="P10">Byte 4</text:p>
          </table:table-cell>
          <table:table-cell table:style-name="Table5.A1" office:value-type="string">
            <text:p text:style-name="P10">Byte 5</text:p>
          </table:table-cell>
          <table:table-cell table:style-name="Table5.A1" office:value-type="string">
            <text:p text:style-name="P10">Byte 6</text:p>
          </table:table-cell>
          <table:table-cell table:style-name="Table5.A1" office:value-type="string">
            <text:p text:style-name="P10">Byte 7</text:p>
          </table:table-cell>
          <table:table-cell table:style-name="Table5.H1" office:value-type="string">
            <text:p text:style-name="P10">Byte 8</text:p>
          </table:table-cell>
        </table:table-row>
        <table:table-row>
          <table:table-cell table:style-name="Table5.A2" table:number-columns-spanned="6" office:value-type="string">
            <text:p text:style-name="P10">Assigned Node ID</text:p>
          </table:table-cell>
          <table:covered-table-cell/>
          <table:covered-table-cell/>
          <table:covered-table-cell/>
          <table:covered-table-cell/>
          <table:covered-table-cell/>
          <table:table-cell table:style-name="Table5.G2" table:number-columns-spanned="2" office:value-type="string">
            <text:p text:style-name="P10">Unique 16 bit extension</text:p>
          </table:table-cell>
          <table:covered-table-cell/>
        </table:table-row>
        <table:table-row>
          <table:table-cell table:style-name="Table5.E3" office:value-type="string">
            <text:p text:style-name="P10">0x12</text:p>
          </table:table-cell>
          <table:table-cell table:style-name="Table5.E3" office:value-type="string">
            <text:p text:style-name="P10">0x34</text:p>
          </table:table-cell>
          <table:table-cell table:style-name="Table5.E3" office:value-type="string">
            <text:p text:style-name="P10">0x56</text:p>
          </table:table-cell>
          <table:table-cell table:style-name="Table5.E3" office:value-type="string">
            <text:p text:style-name="P10">0x78</text:p>
          </table:table-cell>
          <table:table-cell table:style-name="Table5.E3" office:value-type="string">
            <text:p text:style-name="P10">0x9A</text:p>
          </table:table-cell>
          <table:table-cell table:style-name="Table5.F3" table:number-columns-spanned="3" office:value-type="string">
            <text:p text:style-name="P10">Time Value</text:p>
          </table:table-cell>
          <table:covered-table-cell/>
          <table:covered-table-cell/>
        </table:table-row>
      </table:table>
      <text:p text:style-name="Standard"/>
      <text:p text:style-name="Standard">This is guaranteed to be unique, no matter where one of these devices is <text:change text:change-id="ct92964880"/><text:change-start text:change-id="ct57647376"/><text:span text:style-name="T32">used</text:span><text:change-end text:change-id="ct57647376"/>, because the node ID range is guaranteed to belong to the manufacturer, and <text:change-start text:change-id="ct93879104"/><text:span text:style-name="T5">t</text:span><text:change-end text:change-id="ct93879104"/>he<text:change-start text:change-id="ct93775056"/><text:span text:style-name="T5">y</text:span><text:change-end text:change-id="ct93775056"/><text:change text:change-id="ct98102928"/><text:change-start text:change-id="ct113011456"/> <text:span text:style-name="T3">wi</text:span><text:change-end text:change-id="ct113011456"/>ll use it only once<text:change-start text:change-id="ct93703184"/> <text:span text:style-name="T32">for this purpose</text:span><text:change-end text:change-id="ct93703184"/>. <text:change-start text:change-id="ct93701408"/><text:s/><text:change-end text:change-id="ct93701408"/></text:p>
      <text:h text:style-name="Heading_20_2" text:outline-level="2"><text:soft-page-break/>References and Context</text:h>
      <text:p text:style-name="Standard">This <text:span text:style-name="T6">Standard</text:span> is in the context of the following OpenLCB Standards:</text:p>
      <text:list xml:id="list342333154175733610" text:style-name="L18">
        <text:list-item>
          <text:p text:style-name="P25">The Message Network Standard, which <text:span text:style-name="T25">defines the basic messages and how they interact. Higher-level protocols are based on this message network, but are defined elsewhere.</text:span></text:p>
        </text:list-item>
        <text:list-item>
          <text:p text:style-name="P24">The Event Transport Standard, which defines the protocol for transporting events.</text:p>
        </text:list-item>
        <text:list-item>
          <text:p text:style-name="P24">The Unique Identifiers Standard which defines the format and allocation of unique 48-bit identifiers.</text:p>
        </text:list-item>
      </text:list>
      <text:h text:style-name="Heading_20_2" text:outline-level="2">Format</text:h>
      <text:p text:style-name="Standard">Event Identifiers are intended to be globally unique 64-bit values.</text:p>
      <text:h text:style-name="Heading_20_2" text:outline-level="2">Allocation</text:h>
      <text:h text:style-name="Heading_20_3" text:outline-level="3">Node ID Based</text:h>
      <text:p text:style-name="Standard">The majority of <text:change text:change-id="ct98347904"/><text:change-start text:change-id="ct86102928"/><text:span text:style-name="T35">E</text:span><text:change-end text:change-id="ct86102928"/>vent <text:change text:change-id="ct57501760"/><text:change-start text:change-id="ct107614112"/><text:span text:style-name="T35">I</text:span><text:change-end text:change-id="ct107614112"/>dentifiers fall into this category. <text:s/>The six most significant bytes are derived from a globally unique six byte Node ID followed by the two least significant bytes which are typically chosen through user configuration.</text:p>
      <text:h text:style-name="Heading_20_4" text:outline-level="4"><text:change text:change-id="ct93317120"/></text:h>
      <text:h text:style-name="Heading_20_3" text:outline-level="3">Well-Known Automatically-Routed</text:h>
      <text:p text:style-name="Standard">Unlike Node ID Based <text:change text:change-id="ct94863600"/><text:change-start text:change-id="ct113341584"/><text:span text:style-name="T35">E</text:span><text:change-end text:change-id="ct113341584"/>vent <text:change text:change-id="ct60984960"/><text:change-start text:change-id="ct113675568"/><text:span text:style-name="T35">I</text:span><text:change-end text:change-id="ct113675568"/>dentifiers, the Well-Known Automatically Routed <text:change text:change-id="ct98598832"/><text:change-start text:change-id="ct70048912"/><text:span text:style-name="T35">E</text:span><text:change-end text:change-id="ct70048912"/>vent <text:change text:change-id="ct95409872"/><text:change-start text:change-id="ct93742656"/><text:span text:style-name="T35">I</text:span><text:change-end text:change-id="ct93742656"/>dentifiers are explicitly defined by the Event Identifiers Standard for a specific purpose. <text:s/>Additionally, gateways are required to route these events to all segments.</text:p>
      <text:p text:style-name="Standard">Note that it is not specified whether or not the <text:change-start text:change-id="ct94132784"/><text:span text:style-name="T7">W</text:span><text:change-end text:change-id="ct94132784"/><text:change text:change-id="ct94132976"/>ell-<text:change-start text:change-id="ct93707600"/><text:span text:style-name="T7">K</text:span><text:change-end text:change-id="ct93707600"/><text:change text:change-id="ct93707792"/>nown <text:change-start text:change-id="ct93770048"/><text:span text:style-name="T7">A</text:span><text:change-end text:change-id="ct93770048"/><text:change text:change-id="ct93770320"/>utomatically <text:change-start text:change-id="ct93768768"/><text:span text:style-name="T7">R</text:span><text:change-end text:change-id="ct93768768"/><text:change text:change-id="ct93768960"/>outed events <text:change text:change-id="ct107804096"/><text:s/>participate in producer/consumer identify. <text:s/>The primary purpose of the producer/consumer identify is to pair consumers with produces, especially for the purpose of routing between OpenLCB segments. <text:s/>Since these <text:change-start text:change-id="ct93699872"/><text:span text:style-name="T7">W</text:span><text:change-end text:change-id="ct93699872"/><text:change text:change-id="ct93700064"/>ell-<text:change-start text:change-id="ct93457504"/><text:span text:style-name="T7">K</text:span><text:change-end text:change-id="ct93457504"/><text:change text:change-id="ct93457696"/>nown <text:change-start text:change-id="ct93696720"/><text:span text:style-name="T7">A</text:span><text:change-end text:change-id="ct93696720"/><text:change text:change-id="ct93696912"/>utomatically-<text:change-start text:change-id="ct93458496"/><text:span text:style-name="T7">R</text:span><text:change-end text:change-id="ct93458496"/><text:change text:change-id="ct94127856"/>outed events must always be routed, it could be argued that the identify events <text:change-start text:change-id="ct71110576"/><text:span text:style-name="T8">is</text:span><text:change-end text:change-id="ct71110576"/><text:change text:change-id="ct60170352"/> redundant for these <text:change text:change-id="ct56069840"/><text:change-start text:change-id="ct98305776"/><text:span text:style-name="T8">W</text:span><text:change-end text:change-id="ct98305776"/>ell-<text:change text:change-id="ct113671472"/><text:change-start text:change-id="ct112733984"/><text:span text:style-name="T8">K</text:span><text:change-end text:change-id="ct112733984"/>nown Event Identifiers.<text:change-start text:change-id="ct94110064"/></text:p>
      <text:p text:style-name="P1"><text:soft-page-break/>Though not explicitly required, it would be prudent for a manufacture to identify in a product<text:change-end text:change-id="ct94110064"/><text:change-start text:change-id="ct94128816"/><text:span text:style-name="T32">'</text:span><text:change-end text:change-id="ct94128816"/><text:change-start text:change-id="ct94129008"/>s documentation as to <text:change-end text:change-id="ct94129008"/><text:change text:change-id="ct94110464"/><text:change-start text:change-id="ct93697568"/><text:span text:style-name="T32">which</text:span><text:change-end text:change-id="ct93697568"/><text:change-start text:change-id="ct93697760"/> <text:change-end text:change-id="ct93697760"/><text:change-start text:change-id="ct94128080"/>Well-Known Automatically Routed events it produces and consumes<text:change-end text:change-id="ct94128080"/><text:change-start text:change-id="ct93318560"/>, <text:change-end text:change-id="ct93318560"/><text:change-start text:change-id="ct93318752"/><text:s/>and the resulting actions it takes when these events occur.<text:change-end text:change-id="ct93318752"/></text:p>
      <text:h text:style-name="Heading_20_4" text:outline-level="4">Emergency Off</text:h>
      <text:p text:style-name="P9"/>
      <text:p text:style-name="Standard">The Emergency Off <text:change text:change-id="ct113661312"/><text:change-start text:change-id="ct75339120"/><text:span text:style-name="T8">E</text:span><text:change-end text:change-id="ct75339120"/>vent <text:change text:change-id="ct90452128"/><text:change-start text:change-id="ct113475056"/><text:span text:style-name="T8">I</text:span><text:change-end text:change-id="ct113475056"/>dentifier (01.00.00.00.00.00.FF.FF) is a request for a node to de-energize all of its outputs. <text:s/>A node receiving this event may continue to remain a powered participant of the OpenLCB bus, but <text:change-start text:change-id="ct93698640"/><text:span text:style-name="T9">ma</text:span><text:change-end text:change-id="ct93698640"/><text:change-start text:change-id="ct93700288"/><text:span text:style-name="T9"><office:annotation><dc:creator>David P Harris</dc:creator><dc:date>2015-10-17T17:54:31</dc:date><text:list text:style-name=""><text:list-item><text:p text:style-name="P33"><text:span text:style-name="T39">Not clear me whether these should 'shall's. </text:span></text:p></text:list-item><text:list-item><text:p text:style-name="P33"><text:span text:style-name="T39"/></text:p></text:list-item></text:list></office:annotation></text:span><text:change-end text:change-id="ct93700288"/><text:change-start text:change-id="ct93867248"/><text:span text:style-name="T9"><office:annotation><dc:creator>Stuart Baker</dc:creator><dc:date>2015-10-18T00:11:43</dc:date><text:list text:continue-numbering="true" text:style-name=""><text:list-item><text:p text:style-name="P33"><text:span text:style-name="T40">Reply to David P Harris (10/17/2015, 17:54): "..."</text:span></text:p></text:list-item><text:list-item><text:p><text:span text:style-name="T41">IMHO, we should not prescribe any given nodes action, if any, to the incoming event.</text:span></text:p></text:list-item></text:list></office:annotation></text:span><text:change-end text:change-id="ct93867248"/><text:change-start text:change-id="ct93358032"/><text:span text:style-name="T9">y</text:span><text:change-end text:change-id="ct93358032"/><text:change text:change-id="ct93699568"/> de-energize any outputs unrelated to maintaining OpenLCB communications. <text:s/><text:change-start text:change-id="ct93333184"/><text:span text:style-name="T9">The meaning of de-energize is not prescribed for any given node, it is up to the node manufacturer and/or user to </text:span><text:change-end text:change-id="ct93333184"/><text:change-start text:change-id="ct93346608"/><text:span text:style-name="T9">prescribe what, if anything, should happen in the node if it receives this event. <text:s/></text:span><text:change-end text:change-id="ct93346608"/>For example:</text:p>
      <text:list xml:id="list6867517887999016991" text:style-name="L19">
        <text:list-item>
          <text:p text:style-name="P26">If the node is a DCC <text:change text:change-id="ct113441104"/><text:change-start text:change-id="ct113394736"/><text:span text:style-name="T8">P</text:span><text:change-end text:change-id="ct113394736"/>ower <text:change-start text:change-id="ct113317504"/><text:span text:style-name="T8">Station</text:span><text:change-end text:change-id="ct113317504"/><text:change text:change-id="ct95345456"/>, it <text:change-start text:change-id="ct93463072"/><text:span text:style-name="T9">m</text:span><text:change-end text:change-id="ct93463072"/><text:change-start text:change-id="ct93705120"/><text:span text:style-name="T9">ight </text:span><text:change-end text:change-id="ct93705120"/><text:change text:change-id="ct93317312"/>disable its amplified DCC<text:change text:change-id="ct113019776"/> output.</text:p>
        </text:list-item>
        <text:list-item>
          <text:p text:style-name="P26">If the node is an accessory controlling turnout motors, it <text:change-start text:change-id="ct93699360"/><text:span text:style-name="T9">might</text:span><text:change-end text:change-id="ct93699360"/><text:change text:change-id="ct92935200"/> remove power from the motors</text:p>
        </text:list-item>
      </text:list>
      <text:p text:style-name="Standard">A node may revert to its previous energized state following the reception of a Clear Emergency Off event (01.00.00.00.00.00.FF.FE).</text:p>
      <text:p text:style-name="Standard">A node that has recently joined the OpenLCB network is not expected to know about or react in any specifically prescribed way to the current Emergency Off status defined prior to the node joining the network until the next Emergency Off or Clear Emergency Of<office:annotation><dc:creator>D Harris</dc:creator><dc:date>2015-02-07T17:29:02</dc:date><text:p text:style-name="P33"><text:span text:style-name="T43">Should we suggest that implementers might send EmergencyOff recurrently, but must ensure that that is cancelled on ClearEmergencyOff is sent? <text:s/></text:span></text:p></office:annotation><office:annotation><dc:creator>Stuart Baker</dc:creator><dc:date>2015-02-08T18:38:15</dc:date><text:p text:style-name="P33"><text:span text:style-name="T42">Reply to D Harris (02/07/2015, 17:29): "..."</text:span></text:p><text:p><text:span text:style-name="T41">Actually, this would introduce a race condition if the event is cleared by another node, so I would say no. <text:s/>We could overcome this race condition by having the clearing node send two clear messages, each no less than 750 msec from each other. <text:s/>We should continue to experiment with implementation options and update this document at a later time as needed.</text:span></text:p></office:annotation>f event is produced.</text:p>
      <text:h text:style-name="Heading_20_4" text:outline-level="4">Emergency Stop</text:h>
      <text:p text:style-name="P9"/>
      <text:p text:style-name="P2">The Emergency Stop <text:change text:change-id="ct113057936"/><text:change-start text:change-id="ct92970448"/><text:span text:style-name="T37">E</text:span><text:change-end text:change-id="ct92970448"/>vent <text:change text:change-id="ct90345632"/><text:change-start text:change-id="ct113243648"/><text:span text:style-name="T37">I</text:span><text:change-end text:change-id="ct113243648"/>dentifier (01.00.00.00.00.00.FF.FD) is a request for a node to command all of its outputs to a safe state. <text:s/>A node receiving this event is not required to de-energize any of its outputs. <text:s/><text:change text:change-id="ct93370528"/><text:change-start text:change-id="ct93327584"/><text:span text:style-name="T9">The meaning of “safe state” is not prescribed for any given node, it is up to the node manufacturer and/or user to prescribe what, if anything, should happen in the node if it receives this event</text:span><text:change-end text:change-id="ct93327584"/>. <text:s/>For example:</text:p>
      <text:list xml:id="list125338340935981" text:continue-numbering="true" text:style-name="L19">
        <text:list-item>
          <text:p text:style-name="P26">If the node is acting on behalf of one or more DCC trains, it m<text:change-start text:change-id="ct93453024"/><text:span text:style-name="T9">ight</text:span><text:change-end text:change-id="ct93453024"/><text:change text:change-id="ct92935872"/> send the global emergency stop command onto the DCC signal bus.</text:p>
        </text:list-item>
        <text:list-item>
          <text:p text:style-name="P26">If the node is an accessory controlling turnout motors, it m<text:change-start text:change-id="ct93454416"/><text:span text:style-name="T9">ight</text:span><text:change-end text:change-id="ct93454416"/><text:change text:change-id="ct93371968"/> do nothing, route its outputs to a manufacture default state, route its outputs to a user defined state, or something else altogether.</text:p>
        </text:list-item>
      </text:list>
      <text:p text:style-name="Standard">A node may revert to its previous non-Emergency Stop state following the reception of a Clear Emergency Stop event (01.00.00.00.00.00.FF.FC). <text:s/>A node that has recently joined the OpenLCB network is not expected to know about or react in any specifically prescribed way to the current Emergency Stop status defined prior to the node joining the network until the next Emergency Stop or Clear Emergency Stop event is produced.<text:change-start text:change-id="ct94113456"/></text:p>
      <text:h text:style-name="P30" text:outline-level="4"><text:soft-page-break/>Other Well-Known Automatically Routed</text:h>
      <text:p text:style-name="P16">Other <text:span text:style-name="T31">Well-Known Automatically Routed Event Identifiers not discussed here have their uses prescribed and/or discussed elsewhere. <text:s/>No assumptions should be made about </text:span><text:span text:style-name="T16">the</text:span><text:span text:style-name="T31"> use of these Well-Known Automatically Routed Event Identifiers as prescribed by this document.</text:span><text:change-end text:change-id="ct94113456"/></text:p>
      <text:h text:style-name="Heading_20_3" text:outline-level="3">Well-Known</text:h>
      <text:p text:style-name="Standard">Unlike Node ID Based Event Identifiers, the Well-Known Event Identifiers are explicitly defined by the Event Identifiers Standard for a specific purpose. <text:s/>Gateways are not required to actively route these events to all segments, and may maintain a static or learned routing table for these events to prevent unnecessary propagation.<text:change-start text:change-id="ct92937216"/></text:p>
      <text:p text:style-name="P1">Though not explicitly required, it would be prudent for a manufacture to identify in a product<text:span text:style-name="T38">'</text:span>s documentation as to <text:change-end text:change-id="ct92937216"/><text:change text:change-id="ct92966144"/><text:change-start text:change-id="ct93454000"/><text:span text:style-name="T32">which</text:span><text:change-end text:change-id="ct93454000"/><text:change-start text:change-id="ct93335104"/> Well-Known events it produces and consumes and the resulting actions it takes when these events occur.<text:change-end text:change-id="ct93335104"/><text:change-start text:change-id="ct94115520"/></text:p>
      <text:h text:style-name="P31" text:outline-level="4"><text:change-end text:change-id="ct94115520"/><text:change-start text:change-id="ct93334864"/>Duplicate Node ID</text:h>
      <text:p text:style-name="Standard">The <text:span text:style-name="T30">Duplicate Node ID Detected even</text:span><text:change-end text:change-id="ct93334864"/><text:change-start text:change-id="ct93342224"/><text:span text:style-name="T30">t would typically be sent by a node that receives a packet from another node containing its own unique Node ID</text:span><text:change-end text:change-id="ct93342224"/><text:change-start text:change-id="ct93357120"/><text:span text:style-name="T30">. <text:s/>The production of this event by a node is not explicitly required.</text:span><text:change-end text:change-id="ct93357120"/><text:change-start text:change-id="ct93357312"/></text:p>
      <text:h text:style-name="P32" text:outline-level="4">MERG CBUS</text:h>
      <text:p text:style-name="P15">OpenLCB allocates a Node ID address space specifically for mapping ME<text:change-end text:change-id="ct93357312"/><text:change-start text:change-id="ct94116016"/><office:annotation><dc:creator>David P Harris</dc:creator><dc:date>2015-10-17T17:57:56</dc:date><text:list text:style-name=""><text:list-item><text:p text:style-name="P33"><text:span text:style-name="T39">I do not think CBus events should be in this document. <text:s/>There may be several CBus segments and will need to be distinguished. <text:s/></text:span></text:p></text:list-item></text:list></office:annotation><text:change-end text:change-id="ct94116016"/><text:change-start text:change-id="ct94301120"/><office:annotation><dc:creator>Stuart Baker</dc:creator><dc:date>2015-10-18T00:12:44</dc:date><text:list text:continue-numbering="true" text:style-name=""><text:list-item><text:p text:style-name="P33"><text:span text:style-name="T40">Reply to David P Harris (10/17/2015, 17:57): "..."</text:span></text:p></text:list-item><text:list-item><text:p><text:span text:style-name="T41">I'm not sure either. <text:s/>Perhaps it could fall into the category of “Other Well-Known”</text:span></text:p></text:list-item></text:list></office:annotation><text:change-end text:change-id="ct94301120"/><text:change-start text:change-id="ct94300608"/>RG CBUS events into OpenLCB. <text:s/>CBUS events come in two types: <text:s/>long and short. <text:s/>A long event is uniquely identified by the <text:span text:style-name="T29">CBUS Node ID and </text:span>Event ID. <text:s/>A CBUS short event is translated into an OpenLCB event by using 0x0000 as the Node ID in the “CBUS Node ID” field of the OpenLCB event identifier. <text:s/>This is allowed because in the CBUS standard, node-id 0x0000 is not permitted.</text:p>
      <text:p text:style-name="P15">CBUS events can also come in the form of a request. <text:s/>These requests should be translated into an Identify Producer on OpenLCB in order to solicit the <text:span text:style-name="T6">response</text:span> that the CBUS request is asking for. <text:s/>Two Identify Producer messages will have to be sent, one for the ON state range and another for an OFF state range, the response of which will need to be translated back for CBUS.<text:change-end text:change-id="ct94300608"/><text:change-start text:change-id="ct94119040"/></text:p>
      <text:h text:style-name="P30" text:outline-level="4">Other Well-Known</text:h>
      <text:p text:style-name="Standard">Other <text:span text:style-name="T31">Well-Known Event Identifiers not d</text:span><text:change-end text:change-id="ct94119040"/><text:change-start text:change-id="ct94273872"/><text:span text:style-name="T31">iscussed here have their uses prescribed and/or discussed elsewhere. <text:s/>No assumptions should be made about </text:span><text:span text:style-name="T16">the</text:span><text:span text:style-name="T31"> use of these Well-Known Event Identifiers</text:span><text:change-end text:change-id="ct94273872"/><text:change-start text:change-id="ct93337744"/><text:span text:style-name="T31"> as prescribed by this document.</text:span><text:change-end text:change-id="ct93337744"/></text:p>
      <text:h text:style-name="P29"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text:s/>1 Introduction<text:tab/>1</text:p>
          <text:p text:style-name="P22"><text:s/>2 Annotations to the Standard<text:tab/>1</text:p>
          <text:p text:style-name="P19"><text:s/>2.1 Introduction<text:tab/>1</text:p>
          <text:p text:style-name="P19"><text:s/>2.2 Intended Use<text:tab/>1</text:p>
          <text:p text:style-name="P19"><text:s/>2.3 References and Context<text:tab/>2</text:p>
          <text:p text:style-name="P19"><text:s/>2.4 Format<text:tab/>3</text:p>
          <text:p text:style-name="P19"><text:s/>2.5 Allocation<text:tab/>3</text:p>
          <text:p text:style-name="P20"><text:s/>2.5.1 Node ID Based<text:tab/>3</text:p>
          <text:p text:style-name="P21"><text:s/>2.5.1.1 MERG CBUS<text:tab/>3</text:p>
          <text:p text:style-name="P20"><text:s/>2.5.2 Well-Known Automatically-Routed<text:tab/>3</text:p>
          <text:p text:style-name="P21"><text:s/>2.5.2.1 Emergency Off<text:tab/>3</text:p>
          <text:p text:style-name="P21"><text:s/>2.5.2.2 Emergency Stop<text:tab/>4</text:p>
          <text:p text:style-name="P20"><text:s/>2.5.3 Well-Known<text:tab/>4</text:p>
        </text:index-body>
      </text:table-of-conten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Neue DeskInterface" svg:font-family="'.Helvetica Neue DeskInterface'" style:font-family-generic="swiss"/>
    <style:font-face style:name="Ubuntu" svg:font-family="Ubuntu" style:font-family-generic="swiss"/>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32in" fo:margin-left="0.1785in" fo:margin-right="0.0083in" table:align="margins" style:writing-mode="lr-tb"/>
    </style:style>
    <style:style style:name="Table1.A" style:family="table-column">
      <style:table-column-properties style:column-width="3.3097in" style:rel-column-width="34357*"/>
    </style:style>
    <style:style style:name="Table1.B" style:family="table-column">
      <style:table-column-properties style:column-width="0.0639in" style:rel-column-width="663*"/>
    </style:style>
    <style:style style:name="Table1.C" style:family="table-column">
      <style:table-column-properties style:column-width="1.6306in" style:rel-column-width="16926*"/>
    </style:style>
    <style:style style:name="Table1.D" style:family="table-column">
      <style:table-column-properties style:column-width="1.309in" style:rel-column-width="1358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d227f"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1d227f"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1d227f"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office:automatic-styles>
  <office:master-styles>
    <style:master-page style:name="Standard" style:page-layout-name="Mpm1">
      <style:header>
        <text:p text:style-name="MP1">OpenLCB Event Identifiers Technical Note</text:p>
      </style:header>
      <style:footer>
        <text:p text:style-name="MP2"><text:span text:style-name="Page_20_Number"><text:span text:style-name="MT1">Copyright </text:span></text:span><text:span text:style-name="Page_20_Number"><text:span text:style-name="MT2">2011-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 style:num-format="1">6</text:page-count></text:span></text:span><text:span text:style-name="Page_20_Number"><text:span text:style-name="MT1"> - </text:span></text:span><text:span text:style-name="Page_20_Number"><text:span text:style-name="MT3">Feb 15, 2015</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971AFE23.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Event Identifiers</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Feb 15, 2015</text:p>
            </table:table-cell>
            <table:table-cell table:style-name="Table1.C1" office:value-type="string">
              <text:p text:style-name="MP6">Adopted</text:p>
            </table:table-cell>
          </table:table-row>
        </table:table>
        <text:p text:style-name="Header"/>
      </style:header>
      <style:footer>
        <text:p text:style-name="MP7"><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6</text:page-count></text:span></text:span><text:span text:style-name="Page_20_Number"><text:span text:style-name="MT5"> - </text:span></text:span><text:span text:style-name="Page_20_Number"><text:span text:style-name="MT6">Feb 15, 2015</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Identifiers Technical Note</dc:title>
    <meta:initial-creator>Alex Shepherd</meta:initial-creator>
    <meta:creation-date>2009-01-22T07:11:27</meta:creation-date>
    <meta:editing-cycles>138</meta:editing-cycles>
    <meta:editing-duration>P1DT1H37M46S</meta:editing-duration>
    <meta:generator>LibreOffice/4.2.8.2$Linux_X86_64 LibreOffice_project/420m0$Build-2</meta:generator>
    <dc:date>2016-01-24T12:53:37.475273259</dc:date>
    <dc:creator>Stuart Baker</dc:creator>
    <meta:document-statistic meta:table-count="3" meta:image-count="1" meta:object-count="0" meta:page-count="6" meta:paragraph-count="101" meta:word-count="1958" meta:character-count="11828" meta:non-whitespace-character-count="9899"/>
    <meta:user-defined meta:name="Info 1"/>
    <meta:user-defined meta:name="Info 2"/>
    <meta:user-defined meta:name="Info 3"/>
    <meta:user-defined meta:name="Info 4"/>
  </office:meta>
</office:document-meta>
</file>